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runnkurs i generativ KI</text:p>
      <text:section text:name="Section1" text:style-name="Sect1"><text:p text:style-name="rststyle-textbody"><text:span text:style-name="rststyle-strong">Author:</text:span></text:p><text:p text:style-name="rststyle-blockindent">KI-initiativet, Universitetet i Oslo</text:p><text:p text:style-name="rststyle-textbody"><text:span text:style-name="rststyle-strong">Date:</text:span>2024</text:p>2024<text:p text:style-name="rststyle-textbody"><text:span text:style-name="rststyle-strong">Organization:</text:span></text:p><text:p text:style-name="rststyle-blockindent">IT-avdelingen, Universitetet i Oslo</text:p></text:section>
      <text:table-of-content text:name="Table of Contents1" text:protected="true" text:style-name="Sect1">
        <text:table-of-content-source text:outline-level="10">
          <text:index-title-template text:style-name="Contents_20_Heading">Innholdsfortegnelse</text:index-title-template>
          <text:table-of-content-entry-template text:outline-level="1" text:style-name="rststyle-contents-1">
            <text:index-entry-chapter/>
            <text:index-entry-text/>
            <text:index-entry-tab-stop style:leader-char="." style:type="right"/>
            <text:index-entry-page-number/>
          </text:table-of-content-entry-template>
          <text:table-of-content-entry-template text:outline-level="2" text:style-name="rststyle-contents-2">
            <text:index-entry-chapter/>
            <text:index-entry-text/>
            <text:index-entry-tab-stop style:leader-char="." style:type="right"/>
            <text:index-entry-page-number/>
          </text:table-of-content-entry-template>
          <text:table-of-content-entry-template text:outline-level="3" text:style-name="rststyle-contents-3">
            <text:index-entry-chapter/>
            <text:index-entry-text/>
            <text:index-entry-tab-stop style:leader-char="." style:type="right"/>
            <text:index-entry-page-number/>
          </text:table-of-content-entry-template>
          <text:table-of-content-entry-template text:outline-level="4" text:style-name="rststyle-contents-4">
            <text:index-entry-chapter/>
            <text:index-entry-text/>
            <text:index-entry-tab-stop style:leader-char="." style:type="right"/>
            <text:index-entry-page-number/>
          </text:table-of-content-entry-template>
          <text:table-of-content-entry-template text:outline-level="5" text:style-name="rststyle-contents-5">
            <text:index-entry-chapter/>
            <text:index-entry-text/>
            <text:index-entry-tab-stop style:leader-char="." style:type="right"/>
            <text:index-entry-page-number/>
          </text:table-of-content-entry-template>
          <text:table-of-content-entry-template text:outline-level="6" text:style-name="rststyle-contents-6">
            <text:index-entry-chapter/>
            <text:index-entry-text/>
            <text:index-entry-tab-stop style:leader-char="." style:type="right"/>
            <text:index-entry-page-number/>
          </text:table-of-content-entry-template>
          <text:table-of-content-entry-template text:outline-level="7" text:style-name="rststyle-contents-7">
            <text:index-entry-chapter/>
            <text:index-entry-text/>
            <text:index-entry-tab-stop style:leader-char="." style:type="right"/>
            <text:index-entry-page-number/>
          </text:table-of-content-entry-template>
          <text:table-of-content-entry-template text:outline-level="8" text:style-name="rststyle-contents-8">
            <text:index-entry-chapter/>
            <text:index-entry-text/>
            <text:index-entry-tab-stop style:leader-char="." style:type="right"/>
            <text:index-entry-page-number/>
          </text:table-of-content-entry-template>
          <text:table-of-content-entry-template text:outline-level="9" text:style-name="rststyle-contents-9">
            <text:index-entry-chapter/>
            <text:index-entry-text/>
            <text:index-entry-tab-stop style:leader-char="." style:type="right"/>
            <text:index-entry-page-number/>
          </text:table-of-content-entry-template>
          <text:table-of-content-entry-template text:outline-level="10" text:style-name="rststyle-contents-10">
            <text:index-entry-chapter/>
            <text:index-entry-text/>
            <text:index-entry-tab-stop style:leader-char="." style:type="right"/>
            <text:index-entry-page-number/>
          </text:table-of-content-entry-template>
        </text:table-of-content-source>
        <text:index-body><text:index-title><text:p text:style-name="rststyle-contents-heading">Innholdsfortegnelse<text:tab/>9999</text:p></text:index-title>Innholdsfortegnelse<text:p text:style-name="rststyle-contents-1">Grunnkurs i generativ KI<text:tab/>9999</text:p><text:p text:style-name="rststyle-contents-1">Episode 1: Hva er KI og generativ KI?<text:tab/>9999</text:p><text:p text:style-name="rststyle-contents-2">Temaer som dekkes<text:tab/>9999</text:p><text:p text:style-name="rststyle-contents-2">Læringsmål<text:tab/>9999</text:p><text:p text:style-name="rststyle-contents-1">Hva er kunstig intelligens (KI)?<text:tab/>9999</text:p><text:p text:style-name="rststyle-contents-1">Hva er generativ KI?<text:tab/>9999</text:p><text:p text:style-name="rststyle-contents-1">Hva er store språkmodeller (LLM)?<text:tab/>9999</text:p><text:p text:style-name="rststyle-contents-1">Hvorfor er generativ KI så populært nå?<text:tab/>9999</text:p><text:p text:style-name="rststyle-contents-1">Eksempler på bruk i administrativt arbeid<text:tab/>9999</text:p><text:p text:style-name="rststyle-contents-1">Episode 2: Hvordan fungerer språkmodeller?<text:tab/>9999</text:p><text:p text:style-name="rststyle-contents-2">Temaer som dekkes<text:tab/>9999</text:p><text:p text:style-name="rststyle-contents-2">Læringsmål<text:tab/>9999</text:p><text:p text:style-name="rststyle-contents-1">LLM-er er IKKE kunnskapsbaser<text:tab/>9999</text:p><text:p text:style-name="rststyle-contents-1">Hvordan genererer LLM-er tekst?<text:tab/>9999</text:p><text:p text:style-name="rststyle-contents-1">Et praktisk eksempel<text:tab/>9999</text:p><text:p text:style-name="rststyle-contents-1">Hva er "hallusinering"?<text:tab/>9999</text:p><text:p text:style-name="rststyle-contents-1">Begrensninger du bør kjenne til<text:tab/>9999</text:p><text:p text:style-name="rststyle-contents-1">Hva betyr dette for deg som bruker?<text:tab/>9999</text:p><text:p text:style-name="rststyle-contents-1">Episode 3: Kan du stole på generativ KI?<text:tab/>9999</text:p><text:p text:style-name="rststyle-contents-2">Temaer som dekkes<text:tab/>9999</text:p><text:p text:style-name="rststyle-contents-2">Læringsmål<text:tab/>9999</text:p><text:p text:style-name="rststyle-contents-1">Når kan du stole på generativ KI?<text:tab/>9999</text:p><text:p text:style-name="rststyle-contents-1">Hvordan kvalitetssikre KI-generert innhold<text:tab/>9999</text:p><text:p text:style-name="rststyle-contents-1">Personvern og datasikkerhet<text:tab/>9999</text:p><text:p text:style-name="rststyle-contents-1">Vanlige feil og fallgruver<text:tab/>9999</text:p><text:p text:style-name="rststyle-contents-1">Beste praksis - oppsummering<text:tab/>9999</text:p><text:p text:style-name="rststyle-contents-1">Episode 4: KI-tjenester ved UiO<text:tab/>9999</text:p><text:p text:style-name="rststyle-contents-2">Temaer som dekkes<text:tab/>9999</text:p><text:p text:style-name="rststyle-contents-2">Læringsmål<text:tab/>9999</text:p><text:p text:style-name="rststyle-contents-1">UiOs KI-tjenester<text:tab/>9999</text:p><text:p text:style-name="rststyle-contents-1">Hvorfor bruke UiOs versjoner?<text:tab/>9999</text:p><text:p text:style-name="rststyle-contents-1">Tilgjengelige tjenester<text:tab/>9999</text:p><text:p text:style-name="rststyle-contents-1">Hvordan få tilgang<text:tab/>9999</text:p><text:p text:style-name="rststyle-contents-1">Retningslinjer og policies<text:tab/>9999</text:p><text:p text:style-name="rststyle-contents-1">Hvor finner du hjelp?<text:tab/>9999</text:p><text:p text:style-name="rststyle-contents-1">Praktiske tips for å komme i gang<text:tab/>9999</text:p><text:p text:style-name="rststyle-contents-1">Episode 5: Prompting og prompt engineering<text:tab/>9999</text:p><text:p text:style-name="rststyle-contents-2">Temaer som dekkes<text:tab/>9999</text:p><text:p text:style-name="rststyle-contents-2">Læringsmål<text:tab/>9999</text:p><text:p text:style-name="rststyle-contents-1">Hva er en prompt?<text:tab/>9999</text:p><text:p text:style-name="rststyle-contents-1">Prinsipper for god prompting<text:tab/>9999</text:p><text:p text:style-name="rststyle-contents-1">Nyttige prompt-teknikker<text:tab/>9999</text:p><text:p text:style-name="rststyle-contents-1">Praktiske eksempler for administrativt arbeid<text:tab/>9999</text:p><text:p text:style-name="rststyle-contents-1">Vanlige feil og hvordan unngå dem<text:tab/>9999</text:p><text:p text:style-name="rststyle-contents-1">Tips for å bli bedre til prompting<text:tab/>9999</text:p><text:p text:style-name="rststyle-contents-1">Eksempel: Fra dårlig til god prompt<text:tab/>9999</text:p><text:p text:style-name="rststyle-contents-1">Oppsummering<text:tab/>9999</text:p><text:p text:style-name="rststyle-contents-1">Episode 6: Oppsummering og veien videre<text:tab/>9999</text:p><text:p text:style-name="rststyle-contents-2">Temaer som dekkes<text:tab/>9999</text:p><text:p text:style-name="rststyle-contents-2">Læringsmål<text:tab/>9999</text:p><text:p text:style-name="rststyle-contents-1">Oppsummering av kurset<text:tab/>9999</text:p><text:p text:style-name="rststyle-contents-1">Etiske betraktninger og AI-kompetanse<text:tab/>9999</text:p><text:p text:style-name="rststyle-contents-1">Vanlige spørsmål og misforståelser<text:tab/>9999</text:p><text:p text:style-name="rststyle-contents-1">Ressurser for videre læring<text:tab/>9999</text:p><text:p text:style-name="rststyle-contents-1">Neste steg i din KI-reise<text:tab/>9999</text:p><text:p text:style-name="rststyle-contents-1">Viktige prinsipper å huske<text:tab/>9999</text:p><text:p text:style-name="rststyle-contents-1">Avslutning<text:tab/>9999</text:p></text:index-body>
      </text:table-of-content>
      <text:p text:style-name="rststyle-horizontalline"/>
      <text:section text:name="Section2" text:style-name="Sect1">
        <text:h text:outline-level="1" text:style-name="rststyle-heading1">Grunnkurs i generativ KI</text:h>
        <text:p text:style-name="rststyle-textbody">Velkommen til grunnkurs i generativ KI!</text:p>
      </text:section>
      <text:p text:style-name="rststyle-horizontalline"/>
      <text:section text:name="Section3" text:style-name="Sect1">
        <text:h text:outline-level="1" text:style-name="rststyle-heading1">Episode 1: Hva er KI og generativ KI?</text:h>
        <text:p text:style-name="rststyle-textbody">I denne episoden blir du introdusert til grunnleggende konsepter om kunstig intelligens (KI) og generativ KI.</text:p>
        <text:section text:name="Section4" text:style-name="Sect2">
          <text:h text:outline-level="2" text:style-name="rststyle-heading2">Temaer som dekkes</text:h>
          <text:list text:style-name="rststyle-bulletlist">
            <text:list-item>
              <text:p text:style-name="rststyle-bulletitem">Hva er kunstig intelligens (KI)?</text:p>
            </text:list-item>
            <text:list-item>
              <text:p text:style-name="rststyle-bulletitem">Hva er generativ KI?</text:p>
            </text:list-item>
            <text:list-item>
              <text:p text:style-name="rststyle-bulletitem">Hva er store språkmodeller (LLM)?</text:p>
            </text:list-item>
            <text:list-item>
              <text:p text:style-name="rststyle-bulletitem">Forskjellen mellom tradisjonell KI og generativ KI</text:p>
            </text:list-item>
          </text:list>
        </text:section>
        <text:section text:name="Section5" text:style-name="Sect2">
          <text:h text:outline-level="2" text:style-name="rststyle-heading2">Læringsmål</text:h>
          <text:p text:style-name="rststyle-textbody">Etter denne episoden vil du kunne:</text:p>
          <text:list text:style-name="rststyle-bulletlist">
            <text:list-item>
              <text:p text:style-name="rststyle-bulletitem">Forklare hva KI og generativ KI er</text:p>
            </text:list-item>
            <text:list-item>
              <text:p text:style-name="rststyle-bulletitem">Forstå grunnleggende om hvordan språkmodeller fungerer</text:p>
            </text:list-item>
            <text:list-item>
              <text:p text:style-name="rststyle-bulletitem">Gjenkjenne eksempler på generativ KI i dagliglivet</text:p>
            </text:list-item>
            <text:list-item>
              <text:p text:style-name="rststyle-bulletitem">Forstå forskjellen mellom ulike typer KI</text:p>
            </text:list-item>
          </text:list>
          <text:p text:style-name="rststyle-textbody"><text:span text:style-name="rststyle-strong">Estimert tid:</text:span> 10 minutter</text:p>
        </text:section>
      </text:section>
      <text:section text:name="Section6" text:style-name="Sect1">
        <text:h text:outline-level="1" text:style-name="rststyle-heading1">Hva er kunstig intelligens (KI)?</text:h>
        <text:p text:style-name="rststyle-textbody">Kunstig intelligens (KI) er teknologi som gjør det mulig for datamaskiner å utføre oppgaver som normalt krever menneskelig intelligens. Dette kan være alt fra å gjenkjenne ansikter i bilder til å forstå og svare på spørsmål.</text:p>
        <text:p text:style-name="rststyle-textbody">Unknown directive type "canvas-tabs".</text:p>
        <ns0:p ns0:style-name="rststyle-codeblock">.. canvas-tabs::<ns0:line-break/><ns0:line-break/><ns0:s ns0:c="3"/>.. canvas-tab:: Tradisjonell KI<ns0:line-break/><ns0:line-break/><ns0:s ns0:c="6"/>Tradisjonell KI følger regler og instruksjoner som mennesker har programmert inn.<ns0:line-break/><ns0:line-break/><ns0:s ns0:c="6"/>**Eksempler:**<ns0:line-break/><ns0:line-break/><ns0:s ns0:c="6"/>* Spam-filtre i e-post<ns0:line-break/><ns0:s ns0:c="6"/>* Anbefalingssystemer (f.eks. Netflix, Spotify)<ns0:line-break/><ns0:s ns0:c="6"/>* Søkemotorer<ns0:line-break/><ns0:s ns0:c="6"/>* GPS og ruteplanlegging<ns0:line-break/><ns0:line-break/><ns0:s ns0:c="3"/>.. canvas-tab:: Moderne KI<ns0:line-break/><ns0:line-break/><ns0:s ns0:c="6"/>Moderne KI lærer av store mengder data og kan tilpasse seg nye situasjoner.<ns0:line-break/><ns0:line-break/><ns0:s ns0:c="6"/>**Eksempler:**<ns0:line-break/><ns0:line-break/><ns0:s ns0:c="6"/>* Bildegjenkjenning<ns0:line-break/><ns0:s ns0:c="6"/>* Talegjenkjenning (Siri, Alexa)<ns0:line-break/><ns0:s ns0:c="6"/>* Selvkjørende biler<ns0:line-break/><ns0:s ns0:c="6"/>* Generativ KI (ChatGPT, DALL-E, osv.)</ns0:p>
        <text:p text:style-name="rststyle-textbody">Unknown directive type "uio-note".</text:p>
        <ns0:p ns0:style-name="rststyle-codeblock">.. uio-note::<ns0:line-break/><ns0:line-break/><ns0:s ns0:c="3"/>KI er ikke en ny teknologi - den har utviklet seg over flere tiår. Det som er nytt er hvor kraftig og tilgjengelig den har blitt de siste årene.<ns0:line-break/><ns0:line-break/><ns0:line-break/></ns0:p>
      </text:section>
      <text:section text:name="Section7" text:style-name="Sect1">
        <text:h text:outline-level="1" text:style-name="rststyle-heading1">Hva er generativ KI?</text:h>
        <text:p text:style-name="rststyle-textbody">Generativ KI er en type KI som kan <text:span text:style-name="rststyle-strong">skape</text:span> nytt innhold, i stedet for bare å analysere eller klassifisere eksisterende informasjon. Den kan generere tekst, bilder, lyd, video og mye mer.</text:p>
        <text:p text:style-name="rststyle-textbody">Unknown directive type "canvas-tabs".</text:p>
        <ns0:p ns0:style-name="rststyle-codeblock">.. canvas-tabs::<ns0:line-break/><ns0:line-break/><ns0:s ns0:c="3"/>.. canvas-tab:: Tekstgenerering<ns0:line-break/><ns0:line-break/><ns0:s ns0:c="6"/>KI-verktøy som ChatGPT, Claude, Copilot og Gemini kan:<ns0:line-break/><ns0:line-break/><ns0:s ns0:c="6"/>* Skrive tekster og artikler<ns0:line-break/><ns0:s ns0:c="6"/>* Svare på spørsmål<ns0:line-break/><ns0:s ns0:c="6"/>* Oppsummere dokumenter<ns0:line-break/><ns0:s ns0:c="6"/>* Oversette mellom språk<ns0:line-break/><ns0:s ns0:c="6"/>* Skrive e-poster og rapporter<ns0:line-break/><ns0:s ns0:c="6"/>* Hjelpe med idémyldring<ns0:line-break/><ns0:line-break/><ns0:s ns0:c="3"/>.. canvas-tab:: Bildegenerering<ns0:line-break/><ns0:line-break/><ns0:s ns0:c="6"/>KI-verktøy som DALL-E, Midjourney og Stable Diffusion kan:<ns0:line-break/><ns0:line-break/><ns0:s ns0:c="6"/>* Lage bilder fra tekstbeskrivelser<ns0:line-break/><ns0:s ns0:c="6"/>* Redigere og forbedre eksisterende bilder<ns0:line-break/><ns0:s ns0:c="6"/>* Generere illustrasjoner og design<ns0:line-break/><ns0:s ns0:c="6"/>* Lage logo og grafisk materiale<ns0:line-break/><ns0:line-break/><ns0:s ns0:c="3"/>.. canvas-tab:: Andre typer<ns0:line-break/><ns0:line-break/><ns0:s ns0:c="6"/>Generativ KI kan også:<ns0:line-break/><ns0:line-break/><ns0:s ns0:c="6"/>* Lage musikk og lydeffekter<ns0:line-break/><ns0:s ns0:c="6"/>* Generere video<ns0:line-break/><ns0:s ns0:c="6"/>* Skape 3D-modeller<ns0:line-break/><ns0:s ns0:c="6"/>* Produsere programmeringskode<ns0:line-break/><ns0:line-break/><ns0:line-break/></ns0:p>
      </text:section>
      <text:section text:name="Section8" text:style-name="Sect1">
        <text:h text:outline-level="1" text:style-name="rststyle-heading1">Hva er store språkmodeller (LLM)?</text:h>
        <text:p text:style-name="rststyle-textbody">Store språkmodeller (Large Language Models - LLM) er en type generativ KI som er spesialisert på tekst. LLM-er som ChatGPT, Claude og Copilot har lært av enorme mengder tekst fra internett, bøker, artikler og andre kilder.</text:p>
        <text:p text:style-name="rststyle-textbody">Unknown directive type "canvas-tabs".</text:p>
        <ns0:p ns0:style-name="rststyle-codeblock">.. canvas-tabs::<ns0:line-break/><ns0:line-break/><ns0:s ns0:c="3"/>.. canvas-tab:: Hva kan LLM-er gjøre?<ns0:line-break/><ns0:line-break/><ns0:s ns0:c="6"/>Store språkmodeller er gode til:<ns0:line-break/><ns0:line-break/><ns0:s ns0:c="6"/>* **Skrive og redigere tekst** - artikler, rapporter, e-poster<ns0:line-break/><ns0:s ns0:c="6"/>* **Svare på spørsmål** - både faktaspørsmål og spørsmål som krever resonnering<ns0:line-break/><ns0:s ns0:c="6"/>* **Oppsummere** - lange dokumenter, møtereferater, artikler<ns0:line-break/><ns0:s ns0:c="6"/>* **Oversette** - mellom ulike språk<ns0:line-break/><ns0:s ns0:c="6"/>* **Strukturere informasjon** - lage tabeller, punktlister, organisere data<ns0:line-break/><ns0:s ns0:c="6"/>* **Idémyldring** - hjelpe med kreative prosesser<ns0:line-break/><ns0:s ns0:c="6"/>* **Forklare komplekse konsepter** - på en enkel måte<ns0:line-break/><ns0:line-break/><ns0:s ns0:c="3"/>.. canvas-tab:: Hva LLM-er IKKE er<ns0:line-break/><ns0:line-break/><ns0:s ns0:c="6"/>Det er viktig å forstå at LLM-er:<ns0:line-break/><ns0:line-break/><ns0:s ns0:c="6"/>* **IKKE er søkemotorer** - de søker ikke på internett (med mindre spesifikt utvidet med den funksjonen)<ns0:line-break/><ns0:s ns0:c="6"/>* **IKKE har en database med fakta** - de genererer tekst basert på mønstre de har lært<ns0:line-break/><ns0:s ns0:c="6"/>* **IKKE vet hva som er sant eller usant** - de kan produsere feil informasjon med stor overbevisning<ns0:line-break/><ns0:s ns0:c="6"/>* **IKKE har bevissthet eller forståelse** - de er statistiske modeller, ikke tenkende vesener<ns0:line-break/><ns0:s ns0:c="6"/>* **IKKE kan huske tidligere samtaler** (med mindre det er bygd inn som en funksjon)</ns0:p>
        <text:p text:style-name="rststyle-textbody">Unknown directive type "uio-question".</text:p>
        <ns0:p ns0:style-name="rststyle-codeblock">.. uio-question::<ns0:line-break/><ns0:line-break/><ns0:s ns0:c="3"/>**Hva er hovedforskjellen mellom tradisjonell KI og generativ KI?**<ns0:line-break/><ns0:line-break/><ns0:s ns0:c="3"/>.. uio-answer::<ns0:line-break/><ns0:line-break/><ns0:s ns0:c="6"/>Tradisjonell KI analyserer og klassifiserer eksisterende data (f.eks. spam-filtre), mens generativ KI skaper nytt innhold som tekst, bilder eller lyd basert på det den har lært.<ns0:line-break/><ns0:line-break/><ns0:line-break/></ns0:p>
      </text:section>
      <text:section text:name="Section9" text:style-name="Sect1">
        <text:h text:outline-level="1" text:style-name="rststyle-heading1">Hvorfor er generativ KI så populært nå?</text:h>
        <text:p text:style-name="rststyle-textbody">Generativ KI har eksistert i flere år, men ble svært populært etter lanseringen av ChatGPT i november 2022. Det er flere grunner til dette:</text:p>
        <text:list text:style-name="rststyle-enumlist-arabic">
          <text:list-item>
            <text:p text:style-name="rststyle-enumitem"><text:span text:style-name="rststyle-strong">Tilgjengelighet</text:span> - Enkelt å bruke via nettleseren eller apper, ingen programmeringskunnskap nødvendig</text:p>
          </text:list-item>
          <text:list-item>
            <text:p text:style-name="rststyle-enumitem"><text:span text:style-name="rststyle-strong">Naturlig språk</text:span> - Man kan kommunisere med KI-en på vanlig norsk eller engelsk</text:p>
          </text:list-item>
          <text:list-item>
            <text:p text:style-name="rststyle-enumitem"><text:span text:style-name="rststyle-strong">Bred anvendelse</text:span> - Kan brukes til mange ulike oppgaver i arbeidslivet</text:p>
          </text:list-item>
          <text:list-item>
            <text:p text:style-name="rststyle-enumitem"><text:span text:style-name="rststyle-strong">Kvalitet</text:span> - Resultatene har blitt dramatisk bedre de siste årene</text:p>
          </text:list-item>
          <text:list-item>
            <text:p text:style-name="rststyle-enumitem"><text:span text:style-name="rststyle-strong">Gratis eller rimelige versjoner</text:span> - Mange verktøy er tilgjengelige uten kostnad</text:p>
          </text:list-item>
        </text:list>
      </text:section>
      <text:section text:name="Section10" text:style-name="Sect1">
        <text:h text:outline-level="1" text:style-name="rststyle-heading1">Eksempler på bruk i administrativt arbeid</text:h>
        <text:p text:style-name="rststyle-textbody">Unknown directive type "canvas-tabs".</text:p>
        <ns0:p ns0:style-name="rststyle-codeblock">.. canvas-tabs::<ns0:line-break/><ns0:line-break/><ns0:s ns0:c="3"/>.. canvas-tab:: Skriving og kommunikasjon<ns0:line-break/><ns0:line-break/><ns0:s ns0:c="6"/>* Skrive utkast til e-poster og brev<ns0:line-break/><ns0:s ns0:c="6"/>* Forbedre og korrekturlese tekster<ns0:line-break/><ns0:s ns0:c="6"/>* Tilpasse tone og formalitetsnivå<ns0:line-break/><ns0:s ns0:c="6"/>* Oversette dokumenter<ns0:line-break/><ns0:s ns0:c="6"/>* Lage møtereferater fra notater<ns0:line-break/><ns0:line-break/><ns0:s ns0:c="3"/>.. canvas-tab:: Databehandling<ns0:line-break/><ns0:line-break/><ns0:s ns0:c="6"/>* Oppsummere lange dokumenter<ns0:line-break/><ns0:s ns0:c="6"/>* Trekke ut hovedpunkter fra møter<ns0:line-break/><ns0:s ns0:c="6"/>* Strukturere uorganisert informasjon<ns0:line-break/><ns0:s ns0:c="6"/>* Lage oversikter og sammendrag<ns0:line-break/><ns0:s ns0:c="6"/>* Konvertere mellom formater (f.eks. liste til tabell)<ns0:line-break/><ns0:line-break/><ns0:s ns0:c="3"/>.. canvas-tab:: Planlegging og organisering<ns0:line-break/><ns0:line-break/><ns0:s ns0:c="6"/>* Lage agendaer for møter<ns0:line-break/><ns0:s ns0:c="6"/>* Planlegge arrangementer<ns0:line-break/><ns0:s ns0:c="6"/>* Idémyldring<ns0:line-break/><ns0:s ns0:c="6"/>* Lage sjekklister og prosedyrer<ns0:line-break/><ns0:s ns0:c="6"/>* Foreslå løsninger på problemer<ns0:line-break/><ns0:line-break/><ns0:s ns0:c="3"/>.. canvas-tab:: Læring og utvikling<ns0:line-break/><ns0:line-break/><ns0:s ns0:c="6"/>* Forklare komplekse konsepter<ns0:line-break/><ns0:s ns0:c="6"/>* Lage opplæringsmateriell<ns0:line-break/><ns0:s ns0:c="6"/>* Svare på spørsmål om prosedyrer<ns0:line-break/><ns0:s ns0:c="6"/>* Oversette faguttrykk<ns0:line-break/><ns0:s ns0:c="6"/>* Gi eksempler på ulike situasjoner</ns0:p>
        <text:p text:style-name="rststyle-textbody">Unknown directive type "uio-reflect".</text:p>
        <ns0:p ns0:style-name="rststyle-codeblock">.. uio-reflect::<ns0:line-break/><ns0:line-break/><ns0:s ns0:c="3"/>**Refleksjonsoppgave**<ns0:line-break/><ns0:line-break/><ns0:s ns0:c="3"/>Tenk på dine daglige arbeidsoppgaver. Hvilke av følgende kunne du tenke deg å bruke generativ KI til?<ns0:line-break/><ns0:line-break/><ns0:s ns0:c="3"/>* Skrive eller forbedre e-poster<ns0:line-break/><ns0:s ns0:c="3"/>* Oppsummere lange dokumenter<ns0:line-break/><ns0:s ns0:c="3"/>* Oversette tekster<ns0:line-break/><ns0:s ns0:c="3"/>* Få hjelp til å formulere vanskelige budskap<ns0:line-break/><ns0:s ns0:c="3"/>* Lage utkast til presentasjoner<ns0:line-break/><ns0:s ns0:c="3"/>* Strukturere informasjon<ns0:line-break/><ns0:s ns0:c="3"/>* Idémyldring<ns0:line-break/><ns0:line-break/><ns0:s ns0:c="3"/>Det er ingen fasit her - målet er å begynne å tenke på hvordan KI kan være nyttig i din arbeidshverdag.</ns0:p>
        <text:p text:style-name="rststyle-textbody">Unknown directive type "uio-note".</text:p>
        <ns0:p ns0:style-name="rststyle-codeblock">.. uio-note::<ns0:line-break/><ns0:line-break/><ns0:s ns0:c="3"/>I neste episode skal vi se nærmere på hvordan store språkmodeller faktisk fungerer, og hvorfor det er viktig å forstå dette når du bruker dem.<ns0:line-break/></ns0:p>
      </text:section>
      <text:p text:style-name="rststyle-horizontalline"/>
      <text:section text:name="Section11" text:style-name="Sect1">
        <text:h text:outline-level="1" text:style-name="rststyle-heading1">Episode 2: Hvordan fungerer språkmodeller?</text:h>
        <text:p text:style-name="rststyle-textbody">I denne episoden lærer du hvordan store språkmodeller (LLM) faktisk fungerer, og hvorfor denne forståelsen er viktig når du bruker dem.</text:p>
        <text:section text:name="Section12" text:style-name="Sect2">
          <text:h text:outline-level="2" text:style-name="rststyle-heading2">Temaer som dekkes</text:h>
          <text:list text:style-name="rststyle-bulletlist">
            <text:list-item>
              <text:p text:style-name="rststyle-bulletitem">Språkmodeller er ikke kunnskapsbaser</text:p>
            </text:list-item>
            <text:list-item>
              <text:p text:style-name="rststyle-bulletitem">Hvordan LLM-er genererer tekst</text:p>
            </text:list-item>
            <text:list-item>
              <text:p text:style-name="rststyle-bulletitem">Statistisk sannsynlighet og tilfeldighet</text:p>
            </text:list-item>
            <text:list-item>
              <text:p text:style-name="rststyle-bulletitem">Begrensninger ved LLM-er</text:p>
            </text:list-item>
            <text:list-item>
              <text:p text:style-name="rststyle-bulletitem">Hvorfor LLM-er kan "hallusinere"</text:p>
            </text:list-item>
          </text:list>
        </text:section>
        <text:section text:name="Section13" text:style-name="Sect2">
          <text:h text:outline-level="2" text:style-name="rststyle-heading2">Læringsmål</text:h>
          <text:p text:style-name="rststyle-textbody">Etter denne episoden vil du kunne:</text:p>
          <text:list text:style-name="rststyle-bulletlist">
            <text:list-item>
              <text:p text:style-name="rststyle-bulletitem">Forstå at LLM-er konstruerer tekst basert på statistiske mønstre</text:p>
            </text:list-item>
            <text:list-item>
              <text:p text:style-name="rststyle-bulletitem">Forklare hvorfor LLM-er ikke er pålitelige kunnskapsbaser</text:p>
            </text:list-item>
            <text:list-item>
              <text:p text:style-name="rststyle-bulletitem">Gjenkjenne når en LLM kan gi feil informasjon</text:p>
            </text:list-item>
            <text:list-item>
              <text:p text:style-name="rststyle-bulletitem">Forstå betydningen av tilfeldighet i KI-svar</text:p>
            </text:list-item>
          </text:list>
          <text:p text:style-name="rststyle-textbody"><text:span text:style-name="rststyle-strong">Estimert tid:</text:span> 10 minutter</text:p>
        </text:section>
      </text:section>
      <text:section text:name="Section14" text:style-name="Sect1">
        <text:h text:outline-level="1" text:style-name="rststyle-heading1">LLM-er er IKKE kunnskapsbaser</text:h>
        <text:p text:style-name="rststyle-textbody">Dette er kanskje den viktigste forståelsen du kan ha om språkmodeller:</text:p>
        <text:p text:style-name="rststyle-textbody">Unknown directive type "uio-dont".</text:p>
        <ns0:p ns0:style-name="rststyle-codeblock">.. uio-dont::<ns0:line-break/><ns0:line-break/><ns0:s ns0:c="3"/>**Store språkmodeller er IKKE databaser med fakta. De er statistiske modeller som genererer tekst basert på mønstre de har lært.**</ns0:p>
        <text:p text:style-name="rststyle-textbody">La oss sammenligne med noe du kjenner:</text:p>
        <text:p text:style-name="rststyle-textbody">Unknown directive type "canvas-tabs".</text:p>
        <ns0:p ns0:style-name="rststyle-codeblock">.. canvas-tabs::<ns0:line-break/><ns0:line-break/><ns0:s ns0:c="3"/>.. canvas-tab:: Kunnskapsbase (f.eks. Wikipedia)<ns0:line-break/><ns0:line-break/><ns0:s ns0:c="6"/>**Slik fungerer det:**<ns0:line-break/><ns0:line-break/><ns0:s ns0:c="6"/>* Informasjon er lagret som strukturerte data<ns0:line-break/><ns0:s ns0:c="6"/>* Når du søker, henter systemet frem eksakt informasjon<ns0:line-break/><ns0:s ns0:c="6"/>* Informasjonen er (ideelt sett) verifisert og referert<ns0:line-break/><ns0:s ns0:c="6"/>* Du får samme svar hver gang på samme spørsmål<ns0:line-break/><ns0:s ns0:c="6"/>* Hvis informasjonen ikke finnes, får du ingen treff<ns0:line-break/><ns0:line-break/><ns0:s ns0:c="6"/>**Eksempel:**<ns0:line-break/><ns0:line-break/><ns0:s ns0:c="6"/>Søker du "befolkning i Norge 2024", får du det eksakte tallet som er lagret.<ns0:line-break/><ns0:line-break/><ns0:s ns0:c="3"/>.. canvas-tab:: Språkmodell (f.eks. ChatGPT)<ns0:line-break/><ns0:line-break/><ns0:s ns0:c="6"/>**Slik fungerer det:**<ns0:line-break/><ns0:line-break/><ns0:s ns0:c="6"/>* Ingen informasjon er direkte "lagret" som fakta<ns0:line-break/><ns0:s ns0:c="6"/>* Modellen har lært mønstre fra millioner av tekster<ns0:line-break/><ns0:s ns0:c="6"/>* Når du stiller et spørsmål, genererer den ny tekst som ligner på mønstre den har sett<ns0:line-break/><ns0:s ns0:c="6"/>* Du kan få ulike svar på samme spørsmål<ns0:line-break/><ns0:s ns0:c="6"/>* Modellen vil alltid forsøke å gi et svar, selv om den ikke "vet" svaret<ns0:line-break/><ns0:line-break/><ns0:s ns0:c="6"/>**Eksempel:**<ns0:line-break/><ns0:line-break/><ns0:s ns0:c="6"/>Spør du "befolkning i Norge 2024", konstruerer modellen et svar basert på mønstre fra lignende spørsmål den har sett - og kan gi feil tall.<ns0:line-break/><ns0:line-break/><ns0:line-break/></ns0:p>
      </text:section>
      <text:section text:name="Section15" text:style-name="Sect1">
        <text:h text:outline-level="1" text:style-name="rststyle-heading1">Hvordan genererer LLM-er tekst?</text:h>
        <text:p text:style-name="rststyle-textbody">For å forstå språkmodeller bedre, la oss se på en forenklet forklaring av hvordan de fungerer:</text:p>
        <text:p text:style-name="rststyle-textbody">Unknown directive type "canvas-tabs".</text:p>
        <ns0:p ns0:style-name="rststyle-codeblock">.. canvas-tabs::<ns0:line-break/><ns0:line-break/><ns0:s ns0:c="3"/>.. canvas-tab:: Trening<ns0:line-break/><ns0:line-break/><ns0:s ns0:c="6"/>**Hva skjer under treningen:**<ns0:line-break/><ns0:line-break/><ns0:s ns0:c="6"/>1. Modellen får lese milliarder av ord fra internett, bøker, artikler osv.<ns0:line-break/><ns0:s ns0:c="6"/>2. Den lærer hvilke ord som ofte kommer etter hverandre<ns0:line-break/><ns0:s ns0:c="6"/>3. Den lærer mønstre i språk, grammatikk, og hvordan setninger bygges opp<ns0:line-break/><ns0:s ns0:c="6"/>4. Den lærer sammenhenger mellom begreper og emner<ns0:line-break/><ns0:line-break/><ns0:s ns0:c="6"/>**Eksempel:**<ns0:line-break/><ns0:line-break/><ns0:s ns0:c="6"/>Hvis modellen har sett setningen "hovedstaden i Norge er Oslo" tusenvis av ganger, lærer den at "Oslo" er et sannsynlig ord som kommer etter "hovedstaden i Norge er".<ns0:line-break/><ns0:line-break/><ns0:s ns0:c="3"/>.. canvas-tab:: Generering<ns0:line-break/><ns0:line-break/><ns0:s ns0:c="6"/>**Hva skjer når du stiller et spørsmål:**<ns0:line-break/><ns0:line-break/><ns0:s ns0:c="6"/>1. Modellen analyserer din tekst (prompten)<ns0:line-break/><ns0:s ns0:c="6"/>2. Basert på mønstre den har lært, beregner den hva som er statistisk sannsynlig som neste ord<ns0:line-break/><ns0:s ns0:c="6"/>3. Den velger et ord (med litt tilfeldighet)<ns0:line-break/><ns0:s ns0:c="6"/>4. Den gjentar prosessen for neste ord, og neste ord, osv.<ns0:line-break/><ns0:s ns0:c="6"/>5. Den stopper når den "mener" svaret er fullstendig<ns0:line-break/><ns0:line-break/><ns0:s ns0:c="6"/>**Viktig:**<ns0:line-break/><ns0:line-break/><ns0:s ns0:c="6"/>Modellen "tenker" ikke på om informasjonen er korrekt - den genererer bare det som er statistisk sannsynlig basert på mønstre.<ns0:line-break/><ns0:line-break/><ns0:s ns0:c="3"/>.. canvas-tab:: Temperatur og tilfeldighet<ns0:line-break/><ns0:line-break/><ns0:s ns0:c="6"/>**Hva er "temperatur"?**<ns0:line-break/><ns0:line-break/><ns0:s ns0:c="6"/>* En parameter som styrer hvor kreativ/tilfeldig modellen skal være<ns0:line-break/><ns0:s ns0:c="6"/>* **Lav temperatur** (f.eks. 0.2): Mer forutsigbar, velger de mest sannsynlige ordene<ns0:line-break/><ns0:s ns0:c="6"/>* **Høy temperatur** (f.eks. 0.8): Mer kreativ, kan velge mindre sannsynlige ord<ns0:line-break/><ns0:line-break/><ns0:s ns0:c="6"/>**Derfor:**<ns0:line-break/><ns0:line-break/><ns0:s ns0:c="6"/>* Du kan få ulike svar på samme spørsmål<ns0:line-break/><ns0:s ns0:c="6"/>* Noen ganger kan svarene være mer kreative, andre ganger mer "standard"<ns0:line-break/><ns0:s ns0:c="6"/>* Ingen garanti for at samme spørsmål gir samme svar<ns0:line-break/><ns0:line-break/><ns0:line-break/></ns0:p>
      </text:section>
      <text:section text:name="Section16" text:style-name="Sect1">
        <text:h text:outline-level="1" text:style-name="rststyle-heading1">Et praktisk eksempel</text:h>
        <text:p text:style-name="rststyle-textbody">La oss se på et konkret eksempel:</text:p>
        <ns0:p ns0:style-name="rststyle-codeblock">DU: "Hva er åpningstidene til biblioteket på Blindern?"</ns0:p>
        <text:p text:style-name="rststyle-textbody"><text:span text:style-name="rststyle-strong">Hva skjer i modellen:</text:span></text:p>
        <text:list text:style-name="rststyle-enumlist-arabic">
          <text:list-item>
            <text:p text:style-name="rststyle-enumitem">Modellen ser at dette er et spørsmål om åpningstider</text:p>
          </text:list-item>
          <text:list-item>
            <text:p text:style-name="rststyle-enumitem">Den har sett mange lignende spørsmål under trening</text:p>
          </text:list-item>
          <text:list-item>
            <text:p text:style-name="rststyle-enumitem">Den har lært mønsteret: spørsmål om åpningstider → svar med tider</text:p>
          </text:list-item>
          <text:list-item>
            <text:p text:style-name="rststyle-enumitem">Den genererer et svar som <text:span text:style-name="rststyle-emphasis">ser ut</text:span> som åpningstider</text:p>
          </text:list-item>
        </text:list>
        <text:p text:style-name="rststyle-textbody"><text:span text:style-name="rststyle-strong">Problemet:</text:span></text:p>
        <text:p text:style-name="rststyle-textbody">Modellen kan konstruere et helt plausibelt svar som "Biblioteket på Blindern er åpent 08:00-20:00 mandag-fredag og 10:00-16:00 i helgene" - selv om dette er fullstendig feil!</text:p>
        <text:p text:style-name="rststyle-textbody">Unknown directive type "uio-dont".</text:p>
        <ns0:p ns0:style-name="rststyle-codeblock">.. uio-dont::<ns0:line-break/><ns0:line-break/><ns0:s ns0:c="3"/>**Modellen "vet" ikke hva åpningstidene faktisk er. Den genererer bare tekst som ligner på svar om åpningstider.**<ns0:line-break/><ns0:line-break/><ns0:line-break/></ns0:p>
      </text:section>
      <text:section text:name="Section17" text:style-name="Sect1">
        <text:h text:outline-level="1" text:style-name="rststyle-heading1">Hva er "hallusinering"?</text:h>
        <text:p text:style-name="rststyle-textbody">Når LLM-er genererer informasjon som høres troverdig ut, men som er feil, kaller vi det "hallusinering" (eller "confabulation" på fagspråket).</text:p>
        <text:p text:style-name="rststyle-textbody">Unknown directive type "canvas-tabs".</text:p>
        <ns0:p ns0:style-name="rststyle-codeblock">.. canvas-tabs::<ns0:line-break/><ns0:line-break/><ns0:s ns0:c="3"/>.. canvas-tab:: Eksempler på hallusinering<ns0:line-break/><ns0:line-break/><ns0:s ns0:c="6"/>**Typiske situasjoner:**<ns0:line-break/><ns0:line-break/><ns0:s ns0:c="6"/>* **Oppdiktede referanser**: Modellen lager titler på artikler som ikke finnes<ns0:line-break/><ns0:s ns0:c="6"/>* **Feil fakta**: Oppgir feil datoer, tall eller navn<ns0:line-break/><ns0:s ns0:c="6"/>* **Blandede personer**: Blander sammen biografier fra ulike personer<ns0:line-break/><ns0:s ns0:c="6"/>* **Oppfunnet programvare**: Beskriver funksjoner som ikke eksisterer<ns0:line-break/><ns0:s ns0:c="6"/>* **Feil prosedyrer**: Beskriver arbeidsprosesser som ikke stemmer<ns0:line-break/><ns0:line-break/><ns0:s ns0:c="6"/>**Eksempel:**<ns0:line-break/><ns0:line-break/><ns0:s ns0:c="6"/>"Studien av Hansen et al. (2023) publisert i Nature viste at..." - der både studien og forfatterne kan være oppfunnet.<ns0:line-break/><ns0:line-break/><ns0:s ns0:c="3"/>.. canvas-tab:: Hvorfor skjer det?<ns0:line-break/><ns0:line-break/><ns0:s ns0:c="6"/>**Årsaker til hallusinering:**<ns0:line-break/><ns0:line-break/><ns0:s ns0:c="6"/>1. **Modellen vil alltid gi et svar** - Den sier ikke "jeg vet ikke"<ns0:line-break/><ns0:s ns0:c="6"/>2. **Mønstre fra trening** - Den har lært hvordan svar "skal se ut"<ns0:line-break/><ns0:s ns0:c="6"/>3. **Manglende faktasjekk** - Den verifiserer ikke mot noen database<ns0:line-break/><ns0:s ns0:c="6"/>4. **Overgeneralisering** - Den kombinerer mønstre fra ulike kilder<ns0:line-break/><ns0:s ns0:c="6"/>5. **Utdatert treningsdata** - Modellen vet ikke hva som har skjedd etter den ble trent<ns0:line-break/><ns0:line-break/><ns0:s ns0:c="6"/>**Viktig å forstå:**<ns0:line-break/><ns0:line-break/><ns0:s ns0:c="6"/>Hallusinering er ikke en "bug" som kan fikses fullstendig - det er en iboende egenskap ved hvordan språkmodeller fungerer.<ns0:line-break/><ns0:line-break/><ns0:s ns0:c="3"/>.. canvas-tab:: Hallusinering med selvtillit<ns0:line-break/><ns0:line-break/><ns0:s ns0:c="6"/>**Det mest problematiske:**<ns0:line-break/><ns0:line-break/><ns0:s ns0:c="6"/>LLM-er hallusinerer ofte med stor **selvsikkerhet**. De sier ikke:<ns0:line-break/><ns0:line-break/><ns0:s ns0:c="6"/>* "Jeg er usikker, men..."<ns0:line-break/><ns0:s ns0:c="6"/>* "Dette kan være feil, men..."<ns0:line-break/><ns0:s ns0:c="6"/>* "Jeg vet ikke sikkert, men..."<ns0:line-break/><ns0:line-break/><ns0:s ns0:c="6"/>I stedet presenterer de feil informasjon med samme overbevisning som riktig informasjon.<ns0:line-break/><ns0:line-break/><ns0:s ns0:c="6"/>**Derfor:**<ns0:line-break/><ns0:line-break/><ns0:s ns0:c="6"/>Du kan IKKE stole på om et svar er korrekt basert på hvor selvsikkert det fremstår.</ns0:p>
        <text:p text:style-name="rststyle-textbody">Unknown directive type "uio-question".</text:p>
        <ns0:p ns0:style-name="rststyle-codeblock">.. uio-question::<ns0:line-break/><ns0:line-break/><ns0:s ns0:c="3"/>**Hvorfor kan en språkmodell gi feil informasjon selv om svaret høres veldig troverdig ut?**<ns0:line-break/><ns0:line-break/><ns0:s ns0:c="3"/>.. uio-answer::<ns0:line-break/><ns0:line-break/><ns0:s ns0:c="6"/>Fordi språkmodellen genererer tekst basert på statistiske mønstre den har lært, ikke basert på faktasjekk. Den har lært hvordan troverdige svar "ser ut", men vet ikke forskjellen på sant og usant. Derfor kan den produsere feil informasjon med samme selvtillit som riktig informasjon.<ns0:line-break/><ns0:line-break/><ns0:line-break/></ns0:p>
      </text:section>
      <text:section text:name="Section18" text:style-name="Sect1">
        <text:h text:outline-level="1" text:style-name="rststyle-heading1">Begrensninger du bør kjenne til</text:h>
        <text:p text:style-name="rststyle-textbody">Unknown directive type "canvas-tabs".</text:p>
        <ns0:p ns0:style-name="rststyle-codeblock">.. canvas-tabs::<ns0:line-break/><ns0:line-break/><ns0:s ns0:c="3"/>.. canvas-tab:: Utdatert informasjon<ns0:line-break/><ns0:line-break/><ns0:s ns0:c="6"/>**Problemet:**<ns0:line-break/><ns0:line-break/><ns0:s ns0:c="6"/>* LLM-er trenes på data fra et bestemt tidspunkt<ns0:line-break/><ns0:s ns0:c="6"/>* De vet ikke hva som har skjedd etter treningsdataen ble samlet<ns0:line-break/><ns0:s ns0:c="6"/>* Mange modeller har en "kunnskapsgrense" (cutoff date)<ns0:line-break/><ns0:line-break/><ns0:s ns0:c="6"/>**Eksempel:**<ns0:line-break/><ns0:line-break/><ns0:s ns0:c="6"/>En modell trent i 2023 vet ikke hvem som vant fotball-VM i 2024, eller nye lover som ble vedtatt i 2024.<ns0:line-break/><ns0:line-break/><ns0:s ns0:c="6"/>**Merk:**<ns0:line-break/><ns0:line-break/><ns0:s ns0:c="6"/>Noen verktøy (som Bing Chat/Copilot) kan søke på internett for oppdatert informasjon - men da bruker de en søkemotor i tillegg til språkmodellen.<ns0:line-break/><ns0:line-break/><ns0:s ns0:c="3"/>.. canvas-tab:: Manglende kontekst<ns0:line-break/><ns0:line-break/><ns0:s ns0:c="6"/>**Problemet:**<ns0:line-break/><ns0:line-break/><ns0:s ns0:c="6"/>* LLM-er kjenner ikke til interne prosedyrer ved UiO (med mindre de fortelles)<ns0:line-break/><ns0:s ns0:c="6"/>* De vet ikke om spesifikke systemer dere bruker<ns0:line-break/><ns0:s ns0:c="6"/>* De har ikke tilgang til deres dokumenter eller databaser<ns0:line-break/><ns0:line-break/><ns0:s ns0:c="6"/>**Eksempel:**<ns0:line-break/><ns0:line-break/><ns0:s ns0:c="6"/>Spør du "Hvordan registrerer jeg fravær i vårt system?", kan modellen gi et generisk svar om fraværsregistrering - men ikke det spesifikke systemet dere bruker.<ns0:line-break/><ns0:line-break/><ns0:s ns0:c="6"/>**Løsning:**<ns0:line-break/><ns0:line-break/><ns0:s ns0:c="6"/>Gi kontekst i prompten: "Vi bruker systemet X ved UiO. Hvordan registrerer jeg fravær?"<ns0:line-break/><ns0:line-break/><ns0:s ns0:c="3"/>.. canvas-tab:: Språk og kulturforståelse<ns0:line-break/><ns0:line-break/><ns0:s ns0:c="6"/>**Problemet:**<ns0:line-break/><ns0:line-break/><ns0:s ns0:c="6"/>* De fleste LLM-er er primært trent på engelsk<ns0:line-break/><ns0:s ns0:c="6"/>* Norsk fungerer, men kvaliteten kan være noe lavere<ns0:line-break/><ns0:s ns0:c="6"/>* Norske forhold og kontekst kan være underrepresentert<ns0:line-break/><ns0:line-break/><ns0:s ns0:c="6"/>**Eksempel:**<ns0:line-break/><ns0:line-break/><ns0:s ns0:c="6"/>Juridiske eller administrative spørsmål om norske forhold kan få svar basert på amerikanske eller britiske systemer.<ns0:line-break/><ns0:line-break/><ns0:s ns0:c="6"/>**Tips:**<ns0:line-break/><ns0:line-break/><ns0:s ns0:c="6"/>* Vær eksplisitt: "i Norge", "ved norske universiteter", "etter norsk lovverk"<ns0:line-break/><ns0:s ns0:c="6"/>* Sjekk alltid svar om lover, regler og prosedyrer<ns0:line-break/><ns0:line-break/><ns0:line-break/></ns0:p>
      </text:section>
      <text:section text:name="Section19" text:style-name="Sect1">
        <text:h text:outline-level="1" text:style-name="rststyle-heading1">Hva betyr dette for deg som bruker?</text:h>
        <text:p text:style-name="rststyle-textbody">Unknown directive type "uio-note".</text:p>
        <ns0:p ns0:style-name="rststyle-codeblock">.. uio-note::<ns0:line-break/><ns0:line-break/><ns0:s ns0:c="3"/>**Viktigste takeaways:**<ns0:line-break/><ns0:line-break/><ns0:s ns0:c="3"/>1. **LLM-er er verktøy for å generere tekst** - ikke oppslagsverk for fakta<ns0:line-break/><ns0:s ns0:c="3"/>2. **Verifiser alltid viktig informasjon** - spesielt fakta, tall, referanser<ns0:line-break/><ns0:s ns0:c="3"/>3. **Bruk LLM-er til hva de er gode på** - strukturering, formulering, idémyldring<ns0:line-break/><ns0:s ns0:c="3"/>4. **Vær kritisk** - spesielt når svaret virker veldig detaljert og spesifikt<ns0:line-break/><ns0:s ns0:c="3"/>5. **Gi god kontekst** - hjelp modellen ved å gi relevant informasjon i prompten</ns0:p>
        <text:p text:style-name="rststyle-textbody">Unknown directive type "uio-reflect".</text:p>
        <ns0:p ns0:style-name="rststyle-codeblock">.. uio-reflect::<ns0:line-break/><ns0:line-break/><ns0:s ns0:c="3"/>**Refleksjonsoppgave**<ns0:line-break/><ns0:line-break/><ns0:s ns0:c="3"/>Tenk over følgende situasjoner. I hvilke av disse bør du være EKSTRA forsiktig med å stole på et LLM-svar?<ns0:line-break/><ns0:line-break/><ns0:s ns0:c="3"/>* Skrive et utkast til en e-post<ns0:line-break/><ns0:s ns0:c="3"/>* Finne en spesifikk paragraf i universitetsloven<ns0:line-break/><ns0:s ns0:c="3"/>* Få hjelp til å formulere et budskap på en vennlig måte<ns0:line-break/><ns0:s ns0:c="3"/>* Sjekke åpningstider for UiO-biblioteket<ns0:line-break/><ns0:s ns0:c="3"/>* Brainstorme ideer til et arrangement<ns0:line-break/><ns0:s ns0:c="3"/>* Få oppgitt kontaktinformasjon til en bestemt person<ns0:line-break/><ns0:s ns0:c="3"/>* Oppsummere et dokument du har limt inn i chatten<ns0:line-break/><ns0:line-break/><ns0:s ns0:c="3"/>.. uio-solution::<ns0:line-break/><ns0:line-break/><ns0:s ns0:c="6"/>**Ekstra forsiktig (verifiser alltid):**<ns0:line-break/><ns0:line-break/><ns0:s ns0:c="6"/>* Spesifikk paragraf i universitetsloven (kan hallusinere lovtekst)<ns0:line-break/><ns0:s ns0:c="6"/>* Åpningstider (kan oppfinne tider)<ns0:line-break/><ns0:s ns0:c="6"/>* Kontaktinformasjon (kan oppfinne eller gi utdatert info)<ns0:line-break/><ns0:line-break/><ns0:s ns0:c="6"/>**Tryggere å bruke (men fortsatt vær kritisk):**<ns0:line-break/><ns0:line-break/><ns0:s ns0:c="6"/>* Skrive utkast til e-post (du leser over og godkjenner)<ns0:line-break/><ns0:s ns0:c="6"/>* Formulere budskap (du kontrollerer innholdet)<ns0:line-break/><ns0:s ns0:c="6"/>* Brainstorme ideer (kreativ prosess, ikke faktabasert)<ns0:line-break/><ns0:s ns0:c="6"/>* Oppsummere dokument du ga (basert på tekst du ga, ikke hallusinert)</ns0:p>
        <text:p text:style-name="rststyle-textbody">Unknown directive type "uio-note".</text:p>
        <ns0:p ns0:style-name="rststyle-codeblock">.. uio-note::<ns0:line-break/><ns0:line-break/><ns0:s ns0:c="3"/>I neste episode skal vi se nærmere på hvordan du kan kvalitetssikre output fra generativ KI, og hva du må tenke på når du bruker disse verktøyene.<ns0:line-break/></ns0:p>
      </text:section>
      <text:p text:style-name="rststyle-horizontalline"/>
      <text:section text:name="Section20" text:style-name="Sect1">
        <text:h text:outline-level="1" text:style-name="rststyle-heading1">Episode 3: Kan du stole på generativ KI?</text:h>
        <text:p text:style-name="rststyle-textbody">I denne episoden lærer du hvordan du kan kvalitetssikre output fra generativ KI og hva du må tenke på når du bruker disse verktøyene.</text:p>
        <text:section text:name="Section21" text:style-name="Sect2">
          <text:h text:outline-level="2" text:style-name="rststyle-heading2">Temaer som dekkes</text:h>
          <text:list text:style-name="rststyle-bulletlist">
            <text:list-item>
              <text:p text:style-name="rststyle-bulletitem">Når kan du stole på generativ KI?</text:p>
            </text:list-item>
            <text:list-item>
              <text:p text:style-name="rststyle-bulletitem">Hvordan kvalitetssikre innhold fra LLM-er</text:p>
            </text:list-item>
            <text:list-item>
              <text:p text:style-name="rststyle-bulletitem">Beste praksis for bruk av KI-verktøy</text:p>
            </text:list-item>
            <text:list-item>
              <text:p text:style-name="rststyle-bulletitem">Vanlige feil og hvordan unngå dem</text:p>
            </text:list-item>
            <text:list-item>
              <text:p text:style-name="rststyle-bulletitem">Personvern og datasikkerhet</text:p>
            </text:list-item>
          </text:list>
        </text:section>
        <text:section text:name="Section22" text:style-name="Sect2">
          <text:h text:outline-level="2" text:style-name="rststyle-heading2">Læringsmål</text:h>
          <text:p text:style-name="rststyle-textbody">Etter denne episoden vil du kunne:</text:p>
          <text:list text:style-name="rststyle-bulletlist">
            <text:list-item>
              <text:p text:style-name="rststyle-bulletitem">Vurdere når generativ KI er pålitelig og når den ikke er det</text:p>
            </text:list-item>
            <text:list-item>
              <text:p text:style-name="rststyle-bulletitem">Bruke strategier for å kvalitetssikre KI-generert innhold</text:p>
            </text:list-item>
            <text:list-item>
              <text:p text:style-name="rststyle-bulletitem">Forstå personvernhensyn ved bruk av generativ KI</text:p>
            </text:list-item>
            <text:list-item>
              <text:p text:style-name="rststyle-bulletitem">Unngå vanlige feil ved bruk av KI-verktøy</text:p>
            </text:list-item>
          </text:list>
          <text:p text:style-name="rststyle-textbody"><text:span text:style-name="rststyle-strong">Estimert tid:</text:span> 10 minutter</text:p>
        </text:section>
      </text:section>
      <text:section text:name="Section23" text:style-name="Sect1">
        <text:h text:outline-level="1" text:style-name="rststyle-heading1">Når kan du stole på generativ KI?</text:h>
        <text:p text:style-name="rststyle-textbody">Generativ KI er ikke enten "pålitelig" eller "upålitelig" - det avhenger av hva du bruker den til.</text:p>
        <text:p text:style-name="rststyle-textbody">Unknown directive type "canvas-tabs".</text:p>
        <ns0:p ns0:style-name="rststyle-codeblock">.. canvas-tabs::<ns0:line-break/><ns0:line-break/><ns0:s ns0:c="3"/>.. canvas-tab:: Høy risiko - MÅ verifiseres<ns0:line-break/><ns0:line-break/><ns0:s ns0:c="6"/>**Situasjoner hvor du ALLTID må sjekke output:**<ns0:line-break/><ns0:line-break/><ns0:s ns0:c="6"/>* **Fakta og tall** - befolkningstall, datoer, statistikk<ns0:line-break/><ns0:s ns0:c="6"/>* **Lover og regler** - lovparagrafer, regelverket ved UiO<ns0:line-break/><ns0:s ns0:c="6"/>* **Referanser** - kildehenvisninger, studier, publikasjoner<ns0:line-break/><ns0:s ns0:c="6"/>* **Kontaktinformasjon** - telefonnumre, e-postadresser, åpningstider<ns0:line-break/><ns0:s ns0:c="6"/>* **Tekniske detaljer** - programvare-kommandoer, konfigurasjon<ns0:line-break/><ns0:s ns0:c="6"/>* **Medisinske/juridiske råd** - Bruk profesjonelle kilder i stedet<ns0:line-break/><ns0:s ns0:c="6"/>* **Kritisk kommunikasjon** - Viktige e-poster til ledelse, eksterne<ns0:line-break/><ns0:line-break/><ns0:s ns0:c="6"/>**Hvorfor?**<ns0:line-break/><ns0:line-break/><ns0:s ns0:c="6"/>Her kan hallusinering få alvorlige konsekvenser - feilinformasjon kan skade tilliten, føre til feil beslutninger, eller bryte lover/regler.<ns0:line-break/><ns0:line-break/><ns0:s ns0:c="3"/>.. canvas-tab:: Medium risiko - Bør sjekkes<ns0:line-break/><ns0:line-break/><ns0:s ns0:c="6"/>**Situasjoner hvor du bør være kritisk:**<ns0:line-break/><ns0:line-break/><ns0:s ns0:c="6"/>* **Forslag til prosedyrer** - Verifiser mot faktiske retningslinjer<ns0:line-break/><ns0:s ns0:c="6"/>* **Historisk informasjon** - Sjekk viktige detaljer<ns0:line-break/><ns0:s ns0:c="6"/>* **Tekniske forklaringer** - Bekreft med fagressurser<ns0:line-break/><ns0:s ns0:c="6"/>* **Oppgaveplanlegging** - Vurder om forslagene er realistiske<ns0:line-break/><ns0:s ns0:c="6"/>* **Oppsummeringer** - Sammenlign med originaldokumentet<ns0:line-break/><ns0:line-break/><ns0:s ns0:c="6"/>**Hvorfor?**<ns0:line-break/><ns0:line-break/><ns0:s ns0:c="6"/>Feil her kan føre til ineffektivitet, misforståelser, eller bortkastet tid.<ns0:line-break/><ns0:line-break/><ns0:s ns0:c="3"/>.. canvas-tab:: Lav risiko - Kan brukes mer fritt<ns0:line-break/><ns0:line-break/><ns0:s ns0:c="6"/>**Situasjoner hvor KI er tryggere å bruke:**<ns0:line-break/><ns0:line-break/><ns0:s ns0:c="6"/>* **Brainstorming og idémyldring** - Kreative prosesser uten fasitsvar<ns0:line-break/><ns0:s ns0:c="6"/>* **Formulere tekst du selv har kontekst på** - Du vet hva som er riktig<ns0:line-break/><ns0:s ns0:c="6"/>* **Språklig forbedring** - Grammatikk, tonefall, struktur<ns0:line-break/><ns0:s ns0:c="6"/>* **Oppsummere tekst DU har gitt** - Basert på din input, ikke hallusinert<ns0:line-break/><ns0:s ns0:c="6"/>* **Lage utkast** - Som utgangspunkt for videre arbeid<ns0:line-break/><ns0:s ns0:c="6"/>* **Lære nye konsepter** - Når du følger opp med verifiserte kilder<ns0:line-break/><ns0:line-break/><ns0:s ns0:c="6"/>**Hvorfor?**<ns0:line-break/><ns0:line-break/><ns0:s ns0:c="6"/>Her er du i kontroll, eller konsekvensene av feil er lave.<ns0:line-break/><ns0:line-break/><ns0:line-break/></ns0:p>
      </text:section>
      <text:section text:name="Section24" text:style-name="Sect1">
        <text:h text:outline-level="1" text:style-name="rststyle-heading1">Hvordan kvalitetssikre KI-generert innhold</text:h>
        <text:p text:style-name="rststyle-textbody">Her er konkrete strategier for å sikre kvaliteten på det du får fra generativ KI:</text:p>
        <text:p text:style-name="rststyle-textbody">Unknown directive type "canvas-tabs".</text:p>
        <ns0:p ns0:style-name="rststyle-codeblock">.. canvas-tabs::<ns0:line-break/><ns0:line-break/><ns0:s ns0:c="3"/>.. canvas-tab:: 1. Kildekritikk<ns0:line-break/><ns0:line-break/><ns0:s ns0:c="6"/>**Behandle KI-output som ukjent kilde:**<ns0:line-break/><ns0:line-break/><ns0:s ns0:c="6"/>* Ville du stolt på denne informasjonen fra en tilfeldig person på gaten?<ns0:line-break/><ns0:s ns0:c="6"/>* Er dette noe du kan verifisere?<ns0:line-break/><ns0:s ns0:c="6"/>* Har du fagkunnskap til å vurdere om det virker riktig?<ns0:line-break/><ns0:line-break/><ns0:s ns0:c="6"/>**Verifiser alltid:**<ns0:line-break/><ns0:line-break/><ns0:s ns0:c="6"/>* Sjekk fakta mot pålitelige kilder (UiO.no, lovdata.no, osv.)<ns0:line-break/><ns0:s ns0:c="6"/>* Søk opp referanser - eksisterer de faktisk?<ns0:line-break/><ns0:s ns0:c="6"/>* Sammenlign med offisiell dokumentasjon<ns0:line-break/><ns0:line-break/><ns0:s ns0:c="3"/>.. canvas-tab:: 2. Be om kilder<ns0:line-break/><ns0:line-break/><ns0:s ns0:c="6"/>**Bruk strategiske spørsmål:**<ns0:line-break/><ns0:line-break/><ns0:s ns0:c="6"/>* "Kan du gi meg kilder for denne påstanden?"<ns0:line-break/><ns0:s ns0:c="6"/>* "Hvor kommer denne informasjonen fra?"<ns0:line-break/><ns0:s ns0:c="6"/>* "Kan du peke meg til offisiell dokumentasjon?"<ns0:line-break/><ns0:line-break/><ns0:s ns0:c="6"/>**Merk:**<ns0:line-break/><ns0:line-break/><ns0:s ns0:c="6"/>Selv når LLM-en gir "kilder", kan disse være hallusinerte! Sjekk alltid at kildene faktisk eksisterer.<ns0:line-break/><ns0:line-break/><ns0:s ns0:c="6"/>**Bedre tilnærming:**<ns0:line-break/><ns0:line-break/><ns0:s ns0:c="6"/>Søk selv etter informasjonen på pålitelige nettsider, og bruk KI-en til å hjelpe deg forstå eller oppsummere det du finner.<ns0:line-break/><ns0:line-break/><ns0:s ns0:c="3"/>.. canvas-tab:: 3. Kryss-sjekk<ns0:line-break/><ns0:line-break/><ns0:s ns0:c="6"/>**Sammenlign flere verktøy:**<ns0:line-break/><ns0:line-break/><ns0:s ns0:c="6"/>* Spør samme spørsmål til ChatGPT, Claude, og Copilot<ns0:line-break/><ns0:s ns0:c="6"/>* Hvis de gir ulike svar, er dette et rødt flagg<ns0:line-break/><ns0:s ns0:c="6"/>* Bruk tradisjonell søk (Google, UiO.no) for å verifisere<ns0:line-break/><ns0:line-break/><ns0:s ns0:c="6"/>**Sjekk mot dokumentasjon:**<ns0:line-break/><ns0:line-break/><ns0:s ns0:c="6"/>* Interne prosedyrer ved UiO<ns0:line-break/><ns0:s ns0:c="6"/>* Offisielle nettsider<ns0:line-break/><ns0:s ns0:c="6"/>* Lover og regler<ns0:line-break/><ns0:s ns0:c="6"/>* Faglige kilder<ns0:line-break/><ns0:line-break/><ns0:s ns0:c="3"/>.. canvas-tab:: 4. Bruk din egen ekspertise<ns0:line-break/><ns0:line-break/><ns0:s ns0:c="6"/>**Stol på din kunnskap:**<ns0:line-break/><ns0:line-break/><ns0:s ns0:c="6"/>* Hvis noe føles feil, er det sannsynligvis feil<ns0:line-break/><ns0:s ns0:c="6"/>* Bruk din fagkunnskap og erfaring<ns0:line-break/><ns0:s ns0:c="6"/>* Vær spesielt skeptisk til svært spesifikke eller detaljerte påstander<ns0:line-break/><ns0:line-break/><ns0:s ns0:c="6"/>**Eksempel:**<ns0:line-break/><ns0:line-break/><ns0:s ns0:c="6"/>Hvis KI-en påstår at "alle møtereferater ved UiO skal sendes til Arkivverket innen 24 timer", og dette høres rart ut - så er det sannsynligvis feil.<ns0:line-break/><ns0:line-break/><ns0:s ns0:c="3"/>.. canvas-tab:: 5. Test og iterasjon<ns0:line-break/><ns0:line-break/><ns0:s ns0:c="6"/>**Stille spørsmålet på nytt:**<ns0:line-break/><ns0:line-break/><ns0:s ns0:c="6"/>* Omformulere spørsmålet ditt<ns0:line-break/><ns0:s ns0:c="6"/>* Hvis du får helt ulike svar, er ikke KI-en pålitelig for dette spørsmålet<ns0:line-break/><ns0:s ns0:c="6"/>* Konsistente svar er (litt) mer troverdige - men fortsatt ikke garantert korrekte<ns0:line-break/><ns0:line-break/><ns0:s ns0:c="6"/>**Eksempel:**<ns0:line-break/><ns0:line-break/><ns0:s ns0:c="6"/>* "Hva er søknadsfristen for X?"<ns0:line-break/><ns0:s ns0:c="6"/>* "Når må søknaden om X leveres?"<ns0:line-break/><ns0:s ns0:c="6"/>* "Har du informasjon om tidsfrister for X?"<ns0:line-break/><ns0:line-break/><ns0:s ns0:c="6"/>Hvis du får tre ulike datoer, vet du at du må finne informasjonen på en annen måte.</ns0:p>
        <text:p text:style-name="rststyle-textbody">Unknown directive type "uio-exercise".</text:p>
        <ns0:p ns0:style-name="rststyle-codeblock">.. uio-exercise::<ns0:line-break/><ns0:line-break/><ns0:s ns0:c="3"/>**Praktisk øvelse: Kvalitetssikring**<ns0:line-break/><ns0:line-break/><ns0:s ns0:c="3"/>Tenk deg at du har bedt en LLM om hjelp med følgende oppgaver. Hvordan ville du kvalitetssikret hvert svar?<ns0:line-break/><ns0:line-break/><ns0:s ns0:c="3"/>1. "Skriv et utkast til e-post hvor jeg informerer om møtetidspunkt"<ns0:line-break/><ns0:s ns0:c="3"/>2. "Hva sier universitetsloven om arbeidskontrakter?"<ns0:line-break/><ns0:s ns0:c="3"/>3. "Hjelp meg å strukturere disse møtenotatene" (du har limt inn notatene)<ns0:line-break/><ns0:s ns0:c="3"/>4. "Generer ideer til et sommerarrangement for ansatte"<ns0:line-break/><ns0:line-break/><ns0:s ns0:c="3"/>.. uio-solution::<ns0:line-break/><ns0:line-break/><ns0:s ns0:c="6"/>1. **E-post-utkast:**<ns0:line-break/><ns0:s ns0:c="9"/>- Les grundig gjennom<ns0:line-break/><ns0:s ns0:c="9"/>- Sjekk at alle fakta (tid, sted, dato) stemmer<ns0:line-break/><ns0:s ns0:c="9"/>- Vurder om tonen passer<ns0:line-break/><ns0:s ns0:c="9"/>- Legg til personlig touch<ns0:line-break/><ns0:line-break/><ns0:s ns0:c="6"/>2. **Universitetsloven:**<ns0:line-break/><ns0:s ns0:c="9"/>- **VERIFISER ALT!** Sjekk på lovdata.no<ns0:line-break/><ns0:s ns0:c="9"/>- LLM-er hallusinerer ofte lovtekster<ns0:line-break/><ns0:s ns0:c="9"/>- Bruk i stedet: Søk på lovdata.no og be KI-en forklare det du finner<ns0:line-break/><ns0:s ns0:c="9"/>- Kontakt HR hvis det er viktig<ns0:line-break/><ns0:line-break/><ns0:s ns0:c="6"/>3. **Strukturere notater:**<ns0:line-break/><ns0:s ns0:c="9"/>- Sammenlign med originalnotatene dine<ns0:line-break/><ns0:s ns0:c="9"/>- Sjekk at ingenting viktig er utelatt<ns0:line-break/><ns0:s ns0:c="9"/>- Bekreft at tolkninger stemmer<ns0:line-break/><ns0:s ns0:c="9"/>- Relativt trygt siden du ga konteksten<ns0:line-break/><ns0:line-break/><ns0:s ns0:c="6"/>4. **Idémyldring:**<ns0:line-break/><ns0:s ns0:c="9"/>- Relativt trygt - ingen fasitsvar<ns0:line-break/><ns0:s ns0:c="9"/>- Bruk ideene som inspirasjon<ns0:line-break/><ns0:s ns0:c="9"/>- Vurder selv hva som passer for deres kultur<ns0:line-break/><ns0:s ns0:c="9"/>- Tilpass til budsjett og ressurser<ns0:line-break/><ns0:line-break/><ns0:line-break/></ns0:p>
      </text:section>
      <text:section text:name="Section25" text:style-name="Sect1">
        <text:h text:outline-level="1" text:style-name="rststyle-heading1">Personvern og datasikkerhet</text:h>
        <text:p text:style-name="rststyle-textbody">Et kritisk aspekt ved bruk av generativ KI er personvern og beskyttelse av sensitiv informasjon.</text:p>
        <text:p text:style-name="rststyle-textbody">Unknown directive type "uio-dont".</text:p>
        <ns0:p ns0:style-name="rststyle-codeblock">.. uio-dont::<ns0:line-break/><ns0:line-break/><ns0:s ns0:c="3"/>**ALDRI del sensitiv informasjon med offentlige KI-verktøy!**</ns0:p>
        <text:p text:style-name="rststyle-textbody">Unknown directive type "canvas-tabs".</text:p>
        <ns0:p ns0:style-name="rststyle-codeblock">.. canvas-tabs::<ns0:line-break/><ns0:line-break/><ns0:s ns0:c="3"/>.. canvas-tab:: Hva du IKKE skal dele<ns0:line-break/><ns0:line-break/><ns0:s ns0:c="6"/>**Del ALDRI dette med ChatGPT, Claude, Copilot (gratis versjoner) eller andre offentlige KI-verktøy:**<ns0:line-break/><ns0:line-break/><ns0:s ns0:c="6"/>* **Personopplysninger** - Fødselsnummer, personnummer, navn + kontaktinfo<ns0:line-break/><ns0:s ns0:c="6"/>* **Konfidensielle dokumenter** - Interne strategier, ikke-publiserte planer<ns0:line-break/><ns0:s ns0:c="6"/>* **Sensitive personalsaker** - Informasjon om ansattes helse, økonomi, etc.<ns0:line-break/><ns0:s ns0:c="6"/>* **Forskningsdata** - Upubliserte data, særlig persondata<ns0:line-break/><ns0:s ns0:c="6"/>* **Studentinformasjon** - Karakterer, personlige data, sensitivt om studenter<ns0:line-break/><ns0:s ns0:c="6"/>* **Sikkerhetsinformasjon** - Passord, API-nøkler, systemdetaljer<ns0:line-break/><ns0:s ns0:c="6"/>* **Kontraktsinfo** - Detaljer fra konfidensielle avtaler<ns0:line-break/><ns0:s ns0:c="6"/>* **Økonomidata** - Budsjetter, lønnsinfo, sensitive økonomiske data<ns0:line-break/><ns0:line-break/><ns0:s ns0:c="6"/>**Hvorfor?**<ns0:line-break/><ns0:line-break/><ns0:s ns0:c="6"/>Når du skriver noe i ChatGPT eller lignende, kan informasjonen bli brukt til trening av modellen eller bli lagret. Det er ikke lenger privat.<ns0:line-break/><ns0:line-break/><ns0:s ns0:c="3"/>.. canvas-tab:: Anonymisering er ikke nok<ns0:line-break/><ns0:line-break/><ns0:s ns0:c="6"/>**Vær forsiktig selv med anonymisert data:**<ns0:line-break/><ns0:line-break/><ns0:s ns0:c="6"/>* Det er lett å gjenidentifisere personer fra "anonymiserte" tekster<ns0:line-break/><ns0:s ns0:c="6"/>* Kombinasjoner av detaljer kan avsløre identitet<ns0:line-break/><ns0:s ns0:c="6"/>* Vær spesielt forsiktig med små grupper<ns0:line-break/><ns0:line-break/><ns0:s ns0:c="6"/>**Eksempel på risiko:**<ns0:line-break/><ns0:line-break/><ns0:s ns0:c="6"/>"Fakultetet har en kvinnelig professor i astrofysikk som jobber med mørk materie" kan være nok til å identifisere en person.<ns0:line-break/><ns0:line-break/><ns0:s ns0:c="6"/>**Bedre tilnærming:**<ns0:line-break/><ns0:line-break/><ns0:s ns0:c="6"/>Skriv helt generiske eksempler: "En person ved et fakultet..." uten spesifikke detaljer.<ns0:line-break/><ns0:line-break/><ns0:s ns0:c="3"/>.. canvas-tab:: Godkjente verktøy ved UiO<ns0:line-break/><ns0:line-break/><ns0:s ns0:c="6"/>**Hva kan du bruke?**<ns0:line-break/><ns0:line-break/><ns0:s ns0:c="6"/>* Sjekk UiOs oversikt over godkjente KI-tjenester (dekkes i neste episode)<ns0:line-break/><ns0:s ns0:c="6"/>* Noen verktøy har avtaler som beskytter data bedre<ns0:line-break/><ns0:s ns0:c="6"/>* Organisasjonslisensieter har ofte bedre personverngarantier<ns0:line-break/><ns0:s ns0:c="6"/>* Spør IT-avdelingen hvis du er usikker<ns0:line-break/><ns0:line-break/><ns0:s ns0:c="6"/>**Generell regel:**<ns0:line-break/><ns0:line-break/><ns0:s ns0:c="6"/>Hvis du er i tvil om noe er greit å dele - IKKE del det. Spør heller IT-avdelingen eller din leder først.<ns0:line-break/><ns0:line-break/><ns0:s ns0:c="3"/>.. canvas-tab:: Praktiske tips<ns0:line-break/><ns0:line-break/><ns0:s ns0:c="6"/>**Slik kan du jobbe trygt:**<ns0:line-break/><ns0:line-break/><ns0:s ns0:c="6"/>1. **Bruk generiske eksempler:**<ns0:line-break/><ns0:s ns0:c="9"/>- I stedet for ekte navn, bruk "Person A", "Person B"<ns0:line-break/><ns0:s ns0:c="9"/>- I stedet for ekte tall, bruk representative eksempler<ns0:line-break/><ns0:s ns0:c="9"/>- Behold strukturen, fjern identifiserbar info<ns0:line-break/><ns0:line-break/><ns0:s ns0:c="6"/>2. **Skriv fra scratch:**<ns0:line-break/><ns0:s ns0:c="9"/>- Be KI-en hjelpe deg lage noe nytt, i stedet for å dele eksisterende dokumenter<ns0:line-break/><ns0:s ns0:c="9"/>- "Lag et møtereferat-mal" i stedet for å dele ekte referater<ns0:line-break/><ns0:line-break/><ns0:s ns0:c="6"/>3. **Dobbeltsjekk før du sender:**<ns0:line-break/><ns0:s ns0:c="9"/>- Les alltid gjennom før du trykker "send"<ns0:line-break/><ns0:s ns0:c="9"/>- Er det noe her som ikke burde deles?<ns0:line-break/><ns0:s ns0:c="9"/>- Ville du vært komfortabel med at hele verden kunne lese dette?<ns0:line-break/><ns0:line-break/></ns0:p>
        <text:p text:style-name="rststyle-textbody">Unknown directive type "uio-question".</text:p>
        <ns0:p ns0:style-name="rststyle-codeblock">.. uio-question::<ns0:line-break/><ns0:line-break/><ns0:s ns0:c="3"/>**Hvorfor er det ikke nok å anonymisere data før du deler det med en LLM?**<ns0:line-break/><ns0:line-break/><ns0:s ns0:c="3"/>.. uio-answer::<ns0:line-break/><ns0:line-break/><ns0:s ns0:c="6"/>Fordi selv "anonymiserte" data kan brukes til å identifisere personer, spesielt når flere detaljer kombineres. I tillegg vet du ikke hvordan dataene blir lagret eller brukt av KI-leverandøren. Det er tryggere å bruke helt generiske eksempler uten ekte data.<ns0:line-break/><ns0:line-break/><ns0:line-break/></ns0:p>
      </text:section>
      <text:section text:name="Section26" text:style-name="Sect1">
        <text:h text:outline-level="1" text:style-name="rststyle-heading1">Vanlige feil og fallgruver</text:h>
        <text:p text:style-name="rststyle-textbody">Unknown directive type "canvas-tabs".</text:p>
        <ns0:p ns0:style-name="rststyle-codeblock">.. canvas-tabs::<ns0:line-break/><ns0:line-break/><ns0:s ns0:c="3"/>.. canvas-tab:: Feil 1: Blind tillit<ns0:line-break/><ns0:line-break/><ns0:s ns0:c="6"/>**Feilen:**<ns0:line-break/><ns0:line-break/><ns0:s ns0:c="6"/>Å kopiere KI-output direkte uten å lese gjennom eller sjekke det.<ns0:line-break/><ns0:line-break/><ns0:s ns0:c="6"/>**Konsekvenser:**<ns0:line-break/><ns0:line-break/><ns0:s ns0:c="6"/>* Feilinformasjon spres<ns0:line-break/><ns0:s ns0:c="6"/>* Profesjonelle konsekvenser hvis feil oppdages<ns0:line-break/><ns0:s ns0:c="6"/>* Tap av tillit<ns0:line-break/><ns0:line-break/><ns0:s ns0:c="6"/>**Løsning:**<ns0:line-break/><ns0:line-break/><ns0:s ns0:c="6"/>Alltid les, forstå og verifiser før du bruker output.<ns0:line-break/><ns0:line-break/><ns0:s ns0:c="3"/>.. canvas-tab:: Feil 2: Dele sensitiv info<ns0:line-break/><ns0:line-break/><ns0:s ns0:c="6"/>**Feilen:**<ns0:line-break/><ns0:line-break/><ns0:s ns0:c="6"/>Lime inn konfidensielle dokumenter eller persondata i KI-verktøy.<ns0:line-break/><ns0:line-break/><ns0:s ns0:c="6"/>**Konsekvenser:**<ns0:line-break/><ns0:line-break/><ns0:s ns0:c="6"/>* Brudd på personvernlovgivningen (GDPR)<ns0:line-break/><ns0:s ns0:c="6"/>* Sikkerhetsrisiko for organisasjonen<ns0:line-break/><ns0:s ns0:c="6"/>* Kan få personlige og juridiske konsekvenser<ns0:line-break/><ns0:line-break/><ns0:s ns0:c="6"/>**Løsning:**<ns0:line-break/><ns0:line-break/><ns0:s ns0:c="6"/>Aldri del ekte sensitiv data. Bruk generiske eksempler i stedet.<ns0:line-break/><ns0:line-break/><ns0:s ns0:c="3"/>.. canvas-tab:: Feil 3: Avhengighet<ns0:line-break/><ns0:line-break/><ns0:s ns0:c="6"/>**Feilen:**<ns0:line-break/><ns0:line-break/><ns0:s ns0:c="6"/>Slutte å tenke selv og overlate all skriving/analyse til KI-en.<ns0:line-break/><ns0:line-break/><ns0:s ns0:c="6"/>**Konsekvenser:**<ns0:line-break/><ns0:line-break/><ns0:s ns0:c="6"/>* Tap av faglige ferdigheter<ns0:line-break/><ns0:s ns0:c="6"/>* Lavere kvalitet over tid<ns0:line-break/><ns0:s ns0:c="6"/>* Mindre kritisk tenkning<ns0:line-break/><ns0:line-break/><ns0:s ns0:c="6"/>**Løsning:**<ns0:line-break/><ns0:line-break/><ns0:s ns0:c="6"/>Bruk KI som verktøy, ikke erstatning. Du er eksperten - KI-en er assistenten.<ns0:line-break/><ns0:line-break/><ns0:s ns0:c="3"/>.. canvas-tab:: Feil 4: Feil bruksområde<ns0:line-break/><ns0:line-break/><ns0:s ns0:c="6"/>**Feilen:**<ns0:line-break/><ns0:line-break/><ns0:s ns0:c="6"/>Bruke LLM-er til oppgaver de ikke egner seg for (f.eks. slå opp eksakte prosedyrer).<ns0:line-break/><ns0:line-break/><ns0:s ns0:c="6"/>**Konsekvenser:**<ns0:line-break/><ns0:line-break/><ns0:s ns0:c="6"/>* Feil informasjon<ns0:line-break/><ns0:s ns0:c="6"/>* Bortkastet tid<ns0:line-break/><ns0:s ns0:c="6"/>* Frustrasjon<ns0:line-break/><ns0:line-break/><ns0:s ns0:c="6"/>**Løsning:**<ns0:line-break/><ns0:line-break/><ns0:s ns0:c="6"/>* For fakta: Bruk søkemotorer, offisielle nettsider, databaser<ns0:line-break/><ns0:s ns0:c="6"/>* For kreativ hjelp: Bruk LLM-er<ns0:line-break/><ns0:s ns0:c="6"/>* For prosedyrer: Sjekk intern dokumentasjon først<ns0:line-break/><ns0:line-break/><ns0:line-break/></ns0:p>
      </text:section>
      <text:section text:name="Section27" text:style-name="Sect1">
        <text:h text:outline-level="1" text:style-name="rststyle-heading1">Beste praksis - oppsummering</text:h>
        <text:p text:style-name="rststyle-textbody">Unknown directive type "uio-do".</text:p>
        <ns0:p ns0:style-name="rststyle-codeblock">.. uio-do::<ns0:line-break/><ns0:line-break/><ns0:s ns0:c="3"/>**Gylne regler for bruk av generativ KI:**<ns0:line-break/><ns0:line-break/><ns0:s ns0:c="3"/>1. **Verifiser alltid fakta** - Ikke stol blindt på output<ns0:line-break/><ns0:s ns0:c="3"/>2. **Beskytt personvern** - Aldri del sensitiv informasjon<ns0:line-break/><ns0:s ns0:c="3"/>3. **Du er ansvarlig** - Det er ditt navn på dokumentet, ikke KI-ens<ns0:line-break/><ns0:s ns0:c="3"/>4. **Bruk kritisk tenkning** - Høres noe rart ut? Det er sannsynligvis feil<ns0:line-break/><ns0:s ns0:c="3"/>5. **Bruk riktig verktøy** - LLM for kreativitet, databaser for fakta<ns0:line-break/><ns0:s ns0:c="3"/>6. **Les alt før du bruker det** - Ingen copy-paste uten gjennomlesning<ns0:line-break/><ns0:s ns0:c="3"/>7. **Vær transparent** - Hvis du bruker KI-assistanse, vurder om det bør nevnes<ns0:line-break/><ns0:s ns0:c="3"/>8. **Hold deg oppdatert** - Sjekk UiOs retningslinjer regelmessig</ns0:p>
        <text:p text:style-name="rststyle-textbody">Unknown directive type "uio-reflect".</text:p>
        <ns0:p ns0:style-name="rststyle-codeblock">.. uio-reflect::<ns0:line-break/><ns0:line-break/><ns0:s ns0:c="3"/>**Refleksjonsoppgave**<ns0:line-break/><ns0:line-break/><ns0:s ns0:c="3"/>Tenk på en konkret situasjon hvor du kunne brukt generativ KI i ditt arbeid denne uken:<ns0:line-break/><ns0:line-break/><ns0:s ns0:c="3"/>* Hva ville du brukt den til?<ns0:line-break/><ns0:s ns0:c="3"/>* Hvilke kvalitetssikringstiltak ville du tatt?<ns0:line-break/><ns0:s ns0:c="3"/>* Er det noen personvernhensyn du må ta?<ns0:line-break/><ns0:s ns0:c="3"/>* Hvordan ville du verifisert at output var korrekt?<ns0:line-break/><ns0:line-break/><ns0:s ns0:c="3"/>Dette er refleksjonsøvelse uten fasit - målet er å tenke gjennom hvordan du kan bruke KI på en trygg og ansvarlig måte.</ns0:p>
        <text:p text:style-name="rststyle-textbody">Unknown directive type "uio-note".</text:p>
        <ns0:p ns0:style-name="rststyle-codeblock">.. uio-note::<ns0:line-break/><ns0:line-break/><ns0:s ns0:c="3"/>I neste episode skal vi se på konkrete KI-tjenester som er tilgjengelige ved UiO, og hvordan du får tilgang til dem.<ns0:line-break/></ns0:p>
      </text:section>
      <text:p text:style-name="rststyle-horizontalline"/>
      <text:section text:name="Section28" text:style-name="Sect1">
        <text:h text:outline-level="1" text:style-name="rststyle-heading1">Episode 4: KI-tjenester ved UiO</text:h>
        <text:p text:style-name="rststyle-textbody">I denne episoden får du en oversikt over hvilke KI-tjenester som er tilgjengelige ved Universitetet i Oslo, og hvordan du får tilgang til dem.</text:p>
        <text:section text:name="Section29" text:style-name="Sect2">
          <text:h text:outline-level="2" text:style-name="rststyle-heading2">Temaer som dekkes</text:h>
          <text:list text:style-name="rststyle-bulletlist">
            <text:list-item>
              <text:p text:style-name="rststyle-bulletitem">Oversikt over godkjente KI-tjenester ved UiO</text:p>
            </text:list-item>
            <text:list-item>
              <text:p text:style-name="rststyle-bulletitem">Forskjellen på gratis og institusjonelle versjoner</text:p>
            </text:list-item>
            <text:list-item>
              <text:p text:style-name="rststyle-bulletitem">Hvordan få tilgang til UiOs KI-tjenester</text:p>
            </text:list-item>
            <text:list-item>
              <text:p text:style-name="rststyle-bulletitem">Retningslinjer og policies</text:p>
            </text:list-item>
            <text:list-item>
              <text:p text:style-name="rststyle-bulletitem">Hjelp og support</text:p>
            </text:list-item>
          </text:list>
        </text:section>
        <text:section text:name="Section30" text:style-name="Sect2">
          <text:h text:outline-level="2" text:style-name="rststyle-heading2">Læringsmål</text:h>
          <text:p text:style-name="rststyle-textbody">Etter denne episoden vil du kunne:</text:p>
          <text:list text:style-name="rststyle-bulletlist">
            <text:list-item>
              <text:p text:style-name="rststyle-bulletitem">Finne oversikt over tilgjengelige KI-tjenester ved UiO</text:p>
            </text:list-item>
            <text:list-item>
              <text:p text:style-name="rststyle-bulletitem">Forstå forskjellen på gratis og institusjonelle KI-versjoner</text:p>
            </text:list-item>
            <text:list-item>
              <text:p text:style-name="rststyle-bulletitem">Vite hvordan du får tilgang til KI-verktøy ved UiO</text:p>
            </text:list-item>
            <text:list-item>
              <text:p text:style-name="rststyle-bulletitem">Kjenne til UiOs retningslinjer for bruk av KI</text:p>
            </text:list-item>
          </text:list>
          <text:p text:style-name="rststyle-textbody"><text:span text:style-name="rststyle-strong">Estimert tid:</text:span> 8 minutter</text:p>
        </text:section>
      </text:section>
      <text:section text:name="Section31" text:style-name="Sect1">
        <text:h text:outline-level="1" text:style-name="rststyle-heading1">UiOs KI-tjenester</text:h>
        <text:p text:style-name="rststyle-textbody">Universitetet i Oslo tilbyr tilgang til ulike KI-verktøy som ansatte kan bruke. Disse har bedre personverngarantier enn gratis versjoner.</text:p>
        <text:p text:style-name="rststyle-admon-important-hdr">Important!</text:p>
        <text:p text:style-name="rststyle-admon-important-body"><text:span text:style-name="rststyle-strong">Offisiell informasjon om KI-tjenester ved UiO:</text:span></text:p>
        <text:p text:style-name="rststyle-admon-important-body">https://www.uio.no/tjenester/it/ki/</text:p>
        <text:p text:style-name="rststyle-admon-important-body">Denne siden oppdateres jevnlig med nye tjenester og informasjon. Anbefaler at du besøker den for mest oppdatert informasjon.</text:p>
      </text:section>
      <text:section text:name="Section32" text:style-name="Sect1">
        <text:h text:outline-level="1" text:style-name="rststyle-heading1">Hvorfor bruke UiOs versjoner?</text:h>
        <text:p text:style-name="rststyle-textbody">Unknown directive type "canvas-tabs".</text:p>
        <ns0:p ns0:style-name="rststyle-codeblock">.. canvas-tabs::<ns0:line-break/><ns0:line-break/><ns0:s ns0:c="3"/>.. canvas-tab:: Personvern og datasikkerhet<ns0:line-break/><ns0:line-break/><ns0:s ns0:c="6"/>**Institusjonelle avtaler gir bedre beskyttelse:**<ns0:line-break/><ns0:line-break/><ns0:s ns0:c="6"/>* **Databehandleravtaler** - UiO har avtaler med leverandørene om hvordan data behandles<ns0:line-break/><ns0:s ns0:c="6"/>* **Ingen bruk til trening** - Dine samtaler brukes IKKE til å trene modellen<ns0:line-break/><ns0:s ns0:c="6"/>* **Bedre kontroll** - UiO kan stille krav til leverandørene<ns0:line-break/><ns0:s ns0:c="6"/>* **GDPR-compliance** - Avtalene sikrer at personvernregelverket følges<ns0:line-break/><ns0:s ns0:c="6"/>* **Europeiske servere** - Data lagres ofte i EU/EØS-området<ns0:line-break/><ns0:line-break/><ns0:s ns0:c="6"/>**Gratis versjoner:**<ns0:line-break/><ns0:line-break/><ns0:s ns0:c="6"/>* Ingen garantier for hvordan data brukes<ns0:line-break/><ns0:s ns0:c="6"/>* Kan brukes til modelltrening<ns0:line-break/><ns0:s ns0:c="6"/>* Ofte amerikanske servere<ns0:line-break/><ns0:s ns0:c="6"/>* Mindre kontroll<ns0:line-break/><ns0:line-break/><ns0:s ns0:c="3"/>.. canvas-tab:: Tilleggsfunksjonalitet<ns0:line-break/><ns0:line-break/><ns0:s ns0:c="6"/>**Institusjonelle versjoner har ofte flere funksjoner:**<ns0:line-break/><ns0:line-break/><ns0:s ns0:c="6"/>* **Større kontekstvindu** - Kan håndtere lengre dokumenter<ns0:line-break/><ns0:s ns0:c="6"/>* **Nyere modeller** - Tilgang til de siste og beste modellene<ns0:line-break/><ns0:s ns0:c="6"/>* **Fileopplasting** - Kan laste opp dokumenter for analyse<ns0:line-break/><ns0:s ns0:c="6"/>* **Integrasjoner** - Kan integreres med andre UiO-tjenester<ns0:line-break/><ns0:s ns0:c="6"/>* **Bedre ytelse** - Raskere responstider<ns0:line-break/><ns0:s ns0:c="6"/>* **Færre begrensninger** - Flere spørsmål per dag/time<ns0:line-break/><ns0:line-break/><ns0:s ns0:c="3"/>.. canvas-tab:: Støtte og opplæring<ns0:line-break/><ns0:line-break/><ns0:s ns0:c="6"/>**Ved bruk av UiOs versjoner:**<ns0:line-break/><ns0:line-break/><ns0:s ns0:c="6"/>* IT-avdelingen kan hjelpe med tekniske problemer<ns0:line-break/><ns0:s ns0:c="6"/>* Opplæringsressurser tilpasset UiO<ns0:line-break/><ns0:s ns0:c="6"/>* Support på norsk<ns0:line-break/><ns0:s ns0:c="6"/>* Felles retningslinjer og beste praksis<ns0:line-break/><ns0:s ns0:c="6"/>* Erfaringsdeling med kolleger<ns0:line-break/><ns0:line-break/><ns0:line-break/></ns0:p>
      </text:section>
      <text:section text:name="Section33" text:style-name="Sect1">
        <text:h text:outline-level="1" text:style-name="rststyle-heading1">Tilgjengelige tjenester</text:h>
        <text:p text:style-name="rststyle-textbody">Unknown directive type "uio-note".</text:p>
        <ns0:p ns0:style-name="rststyle-codeblock">.. uio-note::<ns0:line-break/><ns0:line-break/><ns0:s ns0:c="3"/>**Viktig:** Listen under kan være utdatert. Sjekk alltid https://www.uio.no/tjenester/it/ki/ for oppdatert informasjon.</ns0:p>
        <text:p text:style-name="rststyle-textbody">Typiske tjenester som kan være tilgjengelige (eksempler):</text:p>
        <text:p text:style-name="rststyle-textbody">Unknown directive type "canvas-tabs".</text:p>
        <ns0:p ns0:style-name="rststyle-codeblock">.. canvas-tabs::<ns0:line-break/><ns0:line-break/><ns0:s ns0:c="3"/>.. canvas-tab:: Tekstgenerering (LLM)<ns0:line-break/><ns0:line-break/><ns0:s ns0:c="6"/>**Microsoft Copilot (Business/Enterprise):**<ns0:line-break/><ns0:line-break/><ns0:s ns0:c="6"/>* Integrert med Microsoft 365<ns0:line-break/><ns0:s ns0:c="6"/>* Kan brukes i Word, Outlook, Teams, PowerPoint<ns0:line-break/><ns0:s ns0:c="6"/>* Tilgang via UiO-konto<ns0:line-break/><ns0:s ns0:c="6"/>* Databehandleravtale på plass<ns0:line-break/><ns0:line-break/><ns0:s ns0:c="6"/>**ChatGPT Enterprise/Team:**<ns0:line-break/><ns0:line-break/><ns0:s ns0:c="6"/>* Kan være tilgjengelig for visse bruksområder<ns0:line-break/><ns0:s ns0:c="6"/>* Bedre personvern enn gratis versjon<ns0:line-break/><ns0:s ns0:c="6"/>* Ingen bruk til trening av modellen<ns0:line-break/><ns0:line-break/><ns0:s ns0:c="6"/>**Andre verktøy:**<ns0:line-break/><ns0:line-break/><ns0:s ns0:c="6"/>* Sjekk UiOs nettsider for fullstendig liste<ns0:line-break/><ns0:line-break/><ns0:s ns0:c="3"/>.. canvas-tab:: Spesialiserte KI-verktøy<ns0:line-break/><ns0:line-break/><ns0:s ns0:c="6"/>**For forskning:**<ns0:line-break/><ns0:line-break/><ns0:s ns0:c="6"/>* Verktøy for dataanalyse<ns0:line-break/><ns0:s ns0:c="6"/>* Forskningsassistenter<ns0:line-break/><ns0:s ns0:c="6"/>* Litteraturgjennomgang<ns0:line-break/><ns0:line-break/><ns0:s ns0:c="6"/>**For undervisning:**<ns0:line-break/><ns0:line-break/><ns0:s ns0:c="6"/>* Verktøy for å lage undervisningsmateriell<ns0:line-break/><ns0:s ns0:c="6"/>* Vurderingsverktøy<ns0:line-break/><ns0:s ns0:c="6"/>* Automatisk tilbakemelding<ns0:line-break/><ns0:line-break/><ns0:s ns0:c="6"/>**For administrasjon:**<ns0:line-break/><ns0:line-break/><ns0:s ns0:c="6"/>* Dokumentbehandling<ns0:line-break/><ns0:s ns0:c="6"/>* Automatisering av rutineoppgaver<ns0:line-break/><ns0:s ns0:c="6"/>* Møteassistenter<ns0:line-break/><ns0:line-break/><ns0:s ns0:c="6"/>Sjekk med IT-avdelingen eller din enhet hva som er tilgjengelig for deg.<ns0:line-break/><ns0:line-break/><ns0:s ns0:c="3"/>.. canvas-tab:: Bildegenereering og andre<ns0:line-break/><ns0:line-break/><ns0:s ns0:c="6"/>**Andre KI-verktøy:**<ns0:line-break/><ns0:line-break/><ns0:s ns0:c="6"/>* Bildegenerering<ns0:line-break/><ns0:s ns0:c="6"/>* Transkripsjon av møter<ns0:line-break/><ns0:s ns0:c="6"/>* Oversettelse<ns0:line-break/><ns0:s ns0:c="6"/>* Tilgjengelighetsverktøy<ns0:line-break/><ns0:line-break/><ns0:s ns0:c="6"/>Tilgjengeligheten varierer - sjekk UiOs oversikt.<ns0:line-break/><ns0:line-break/><ns0:line-break/></ns0:p>
      </text:section>
      <text:section text:name="Section34" text:style-name="Sect1">
        <text:h text:outline-level="1" text:style-name="rststyle-heading1">Hvordan få tilgang</text:h>
        <text:p text:style-name="rststyle-textbody">Unknown directive type "canvas-tabs".</text:p>
        <ns0:p ns0:style-name="rststyle-codeblock">.. canvas-tabs::<ns0:line-break/><ns0:line-break/><ns0:s ns0:c="3"/>.. canvas-tab:: Steg 1: Sjekk hva som er tilgjengelig<ns0:line-break/><ns0:line-break/><ns0:s ns0:c="6"/>**Gå til UiOs IT-tjenester:**<ns0:line-break/><ns0:line-break/><ns0:s ns0:c="6"/>1. Besøk https://www.uio.no/tjenester/it/ki/<ns0:line-break/><ns0:s ns0:c="6"/>2. Les om hvilke tjenester som er tilgjengelige<ns0:line-break/><ns0:s ns0:c="6"/>3. Sjekk om det er noen begrensninger (f.eks. kun for visse enheter)<ns0:line-break/><ns0:line-break/><ns0:s ns0:c="6"/>**Eller:**<ns0:line-break/><ns0:line-break/><ns0:s ns0:c="6"/>* Kontakt din IT-kontaktperson<ns0:line-break/><ns0:s ns0:c="6"/>* Spør kolleger hva de bruker<ns0:line-break/><ns0:s ns0:c="6"/>* Sjekk interne informasjonskanaler<ns0:line-break/><ns0:line-break/><ns0:s ns0:c="3"/>.. canvas-tab:: Steg 2: Søk om tilgang<ns0:line-break/><ns0:line-break/><ns0:s ns0:c="6"/>**Vanlige framgangsmåter:**<ns0:line-break/><ns0:line-break/><ns0:s ns0:c="6"/>* **Automatisk tilgang** - Noen tjenester er tilgjengelige for alle ansatte via UiO-konto<ns0:line-break/><ns0:s ns0:c="6"/>* **Selvbetjening** - Bestill tilgang via UiOs selvbetjeningsportal<ns0:line-break/><ns0:s ns0:c="6"/>* **Godkjenning** - Noen verktøy krever godkjenning fra leder/fakultet<ns0:line-break/><ns0:s ns0:c="6"/>* **Kursing først** - Enkelte verktøy kan kreve at du tar et kurs først<ns0:line-break/><ns0:line-break/><ns0:s ns0:c="6"/>**Sjekk:**<ns0:line-break/><ns0:line-break/><ns0:s ns0:c="6"/>* Dokumentasjon på uio.no<ns0:line-break/><ns0:s ns0:c="6"/>* Hjelp.uio.no<ns0:line-break/><ns0:s ns0:c="6"/>* Kontakt IT-avdelingen<ns0:line-break/><ns0:line-break/><ns0:s ns0:c="3"/>.. canvas-tab:: Steg 3: Logg inn og kom i gang<ns0:line-break/><ns0:line-break/><ns0:s ns0:c="6"/>**Første gangs bruk:**<ns0:line-break/><ns0:line-break/><ns0:s ns0:c="6"/>* Logg inn med din UiO-konto (brukernavn@uio.no)<ns0:line-break/><ns0:s ns0:c="6"/>* Les eventuelle retningslinjer eller bruksvilkår<ns0:line-break/><ns0:s ns0:c="6"/>* Utforsk grensesnittet<ns0:line-break/><ns0:s ns0:c="6"/>* Start med enkle oppgaver<ns0:line-break/><ns0:line-break/><ns0:s ns0:c="6"/>**Tips:**<ns0:line-break/><ns0:line-break/><ns0:s ns0:c="6"/>* Delta på innføringskurs hvis tilgjengelig<ns0:line-break/><ns0:s ns0:c="6"/>* Les dokumentasjon og brukerveiledninger<ns0:line-break/><ns0:s ns0:c="6"/>* Start smått - eksperimenter med ukritiske oppgaver først<ns0:line-break/><ns0:line-break/><ns0:s ns0:c="3"/>.. canvas-tab:: Steg 4: Få hjelp<ns0:line-break/><ns0:line-break/><ns0:s ns0:c="6"/>**Hvis du står fast:**<ns0:line-break/><ns0:line-break/><ns0:s ns0:c="6"/>* **IT-support:** Kontakt UiOs IT-avdeling via hjelp.uio.no<ns0:line-break/><ns0:s ns0:c="6"/>* **Dokumentasjon:** Les veiledninger på UiOs nettsider<ns0:line-break/><ns0:s ns0:c="6"/>* **Kolleger:** Spør andre som bruker samme verktøy<ns0:line-break/><ns0:s ns0:c="6"/>* **Kurs:** Meld deg på kurs i KI-verktøy<ns0:line-break/><ns0:line-break/><ns0:line-break/></ns0:p>
      </text:section>
      <text:section text:name="Section35" text:style-name="Sect1">
        <text:h text:outline-level="1" text:style-name="rststyle-heading1">Retningslinjer og policies</text:h>
        <text:p text:style-name="rststyle-textbody">Når du bruker KI-verktøy på jobb, er det viktig å følge UiOs retningslinjer.</text:p>
        <text:p text:style-name="rststyle-textbody">Unknown directive type "uio-dont".</text:p>
        <ns0:p ns0:style-name="rststyle-codeblock">.. uio-dont::<ns0:line-break/><ns0:line-break/><ns0:s ns0:c="3"/>**Du er ansvarlig for hvordan du bruker KI-verktøy, selv om UiO tilbyr dem.**</ns0:p>
        <text:p text:style-name="rststyle-textbody">Unknown directive type "canvas-tabs".</text:p>
        <ns0:p ns0:style-name="rststyle-codeblock">.. canvas-tabs::<ns0:line-break/><ns0:line-break/><ns0:s ns0:c="3"/>.. canvas-tab:: Generelle retningslinjer<ns0:line-break/><ns0:line-break/><ns0:s ns0:c="6"/>**Kjerneprinsippers:**<ns0:line-break/><ns0:line-break/><ns0:s ns0:c="6"/>* **Personvern først** - Beskytt personopplysninger og sensitiv data<ns0:line-break/><ns0:s ns0:c="6"/>* **Kvalitetssikring** - Verifiser alltid output før bruk<ns0:line-break/><ns0:s ns0:c="6"/>* **Åpenhet** - Vær transparent om bruk av KI når relevant<ns0:line-break/><ns0:s ns0:c="6"/>* **Etisk bruk** - Bruk KI på en ansvarlig og etisk måte<ns0:line-break/><ns0:s ns0:c="6"/>* **Følg lover og regler** - GDPR, opphavsrett, UiOs retningslinjer<ns0:line-break/><ns0:line-break/><ns0:s ns0:c="6"/>**Husk:**<ns0:line-break/><ns0:line-break/><ns0:s ns0:c="6"/>Retningslinjer kan endre seg. Sjekk jevnlig for oppdateringer.<ns0:line-break/><ns0:line-break/><ns0:s ns0:c="3"/>.. canvas-tab:: Hva er tillatt?<ns0:line-break/><ns0:line-break/><ns0:s ns0:c="6"/>**Typisk tillatt bruk:**<ns0:line-break/><ns0:line-break/><ns0:s ns0:c="6"/>* Skrive utkast til tekster<ns0:line-break/><ns0:s ns0:c="6"/>* Forbedre og redigere egne tekster<ns0:line-break/><ns0:s ns0:c="6"/>* Oversette dokumenter (ikke-sensitive)<ns0:line-break/><ns0:s ns0:c="6"/>* Brainstorming og idéutvikling<ns0:line-break/><ns0:s ns0:c="6"/>* Lære nye konsepter<ns0:line-break/><ns0:s ns0:c="6"/>* Oppsummere ikke-sensitiv informasjon<ns0:line-break/><ns0:s ns0:c="6"/>* Strukturere data og informasjon<ns0:line-break/><ns0:s ns0:c="6"/>* Få forklaringer på faglige emner<ns0:line-break/><ns0:line-break/><ns0:s ns0:c="6"/>**Avhenger av:**<ns0:line-break/><ns0:line-break/><ns0:s ns0:c="6"/>* Type informasjon (sensitiv eller ikke)<ns0:line-break/><ns0:s ns0:c="6"/>* Formål (forskning, undervisning, administrasjon)<ns0:line-break/><ns0:s ns0:c="6"/>* Spesifikke retningslinjer for din enhet<ns0:line-break/><ns0:line-break/><ns0:s ns0:c="3"/>.. canvas-tab:: Hva er IKKE tillatt?<ns0:line-break/><ns0:line-break/><ns0:s ns0:c="6"/>**Typisk ikke tillatt:**<ns0:line-break/><ns0:line-break/><ns0:s ns0:c="6"/>* Dele personopplysninger med KI-verktøy uten hjemmel<ns0:line-break/><ns0:s ns0:c="6"/>* Dele graderte eller konfidensielle dokumenter<ns0:line-break/><ns0:s ns0:c="6"/>* Bruke output uten kvalitetssikring i kritiske situasjoner<ns0:line-break/><ns0:s ns0:c="6"/>* Presentere KI-generert innhold som ditt eget uten kvalitetssikring<ns0:line-break/><ns0:s ns0:c="6"/>* Omgå sikkerhetsmekanismer<ns0:line-break/><ns0:s ns0:c="6"/>* Bruke KI til uetiske formål<ns0:line-break/><ns0:line-break/><ns0:s ns0:c="6"/>**Usikker?**<ns0:line-break/><ns0:line-break/><ns0:s ns0:c="6"/>Spør leder, personvernombud, eller IT-sikkerhet før du gjør noe du er usikker på.<ns0:line-break/><ns0:line-break/><ns0:s ns0:c="3"/>.. canvas-tab:: Spesielle hensyn<ns0:line-break/><ns0:line-break/><ns0:s ns0:c="6"/>**For undervisning:**<ns0:line-break/><ns0:line-break/><ns0:s ns0:c="6"/>* Sjekk retningslinjer for bruk av KI i vurdering<ns0:line-break/><ns0:s ns0:c="6"/>* Vær åpen med studenter om hvordan KI brukes<ns0:line-break/><ns0:s ns0:c="6"/>* Vurder om KI-bruk må dokumenteres<ns0:line-break/><ns0:line-break/><ns0:s ns0:c="6"/>**For forskning:**<ns0:line-break/><ns0:line-break/><ns0:s ns0:c="6"/>* Sjekk med REK (Regional etisk komité) hvis relevant<ns0:line-break/><ns0:s ns0:c="6"/>* Vurder om bruk av KI må rapporteres i publikasjoner<ns0:line-break/><ns0:s ns0:c="6"/>* Tenk på hvordan KI-bruk påvirker reproduserbarhet<ns0:line-break/><ns0:line-break/><ns0:s ns0:c="6"/>**For administrasjon:**<ns0:line-break/><ns0:line-break/><ns0:s ns0:c="6"/>* Sjekk om det finnes spesifikke retningslinjer for ditt arbeidsområde<ns0:line-break/><ns0:s ns0:c="6"/>* Vurder personvern ved behandling av personalsaker<ns0:line-break/><ns0:s ns0:c="6"/>* Dokumenter viktige beslutninger tatt med KI-assistanse<ns0:line-break/><ns0:line-break/><ns0:line-break/></ns0:p>
      </text:section>
      <text:section text:name="Section36" text:style-name="Sect1">
        <text:h text:outline-level="1" text:style-name="rststyle-heading1">Hvor finner du hjelp?</text:h>
        <text:p text:style-name="rststyle-textbody">Unknown directive type "canvas-tabs".</text:p>
        <ns0:p ns0:style-name="rststyle-codeblock">.. canvas-tabs::<ns0:line-break/><ns0:line-break/><ns0:s ns0:c="3"/>.. canvas-tab:: Dokumentasjon og veiledninger<ns0:line-break/><ns0:line-break/><ns0:s ns0:c="6"/>**UiOs ressurser:**<ns0:line-break/><ns0:line-break/><ns0:s ns0:c="6"/>* **Hovedside:** https://www.uio.no/tjenester/it/ki/<ns0:line-break/><ns0:s ns0:c="6"/>* **IT-hjelp:** https://hjelp.uio.no<ns0:line-break/><ns0:s ns0:c="6"/>* **Personvern:** UiOs personvernombud<ns0:line-break/><ns0:s ns0:c="6"/>* **IT-sikkerhet:** USIT/IT-avdelingen<ns0:line-break/><ns0:line-break/><ns0:s ns0:c="6"/>**Eksterne ressurser:**<ns0:line-break/><ns0:line-break/><ns0:s ns0:c="6"/>* Dokumentasjon fra KI-leverandørene<ns0:line-break/><ns0:s ns0:c="6"/>* Nettkurs og tutorials<ns0:line-break/><ns0:s ns0:c="6"/>* Faglige forum og communities<ns0:line-break/><ns0:line-break/><ns0:s ns0:c="3"/>.. canvas-tab:: Kurs og opplæring<ns0:line-break/><ns0:line-break/><ns0:s ns0:c="6"/>**UiO tilbyr:**<ns0:line-break/><ns0:line-break/><ns0:s ns0:c="6"/>* Innføringskurs i KI-verktøy<ns0:line-break/><ns0:s ns0:c="6"/>* Spesifikke kurs for ulike verktøy<ns0:line-break/><ns0:s ns0:c="6"/>* Webinarer og workshops<ns0:line-break/><ns0:s ns0:c="6"/>* E-læringskurs<ns0:line-break/><ns0:line-break/><ns0:s ns0:c="6"/>**Sjekk:**<ns0:line-break/><ns0:line-break/><ns0:s ns0:c="6"/>* Kurskatalog på uio.no<ns0:line-break/><ns0:s ns0:c="6"/>* Interne opplæringssider<ns0:line-break/><ns0:s ns0:c="6"/>* Invitasjoner fra HR eller din enhet<ns0:line-break/><ns0:line-break/><ns0:s ns0:c="3"/>.. canvas-tab:: Support og hjelp<ns0:line-break/><ns0:line-break/><ns0:s ns0:c="6"/>**Teknisk support:**<ns0:line-break/><ns0:line-break/><ns0:s ns0:c="6"/>* IT-helpdesk: hjelp.uio.no<ns0:line-break/><ns0:s ns0:c="6"/>* E-post: orakel@usit.uio.no (generell IT-support)<ns0:line-break/><ns0:s ns0:c="6"/>* Telefon: Finn nummer på hjelp.uio.no<ns0:line-break/><ns0:line-break/><ns0:s ns0:c="6"/>**Faglig support:**<ns0:line-break/><ns0:line-break/><ns0:s ns0:c="6"/>* Kolleger som bruker samme verktøy<ns0:line-break/><ns0:s ns0:c="6"/>* Fagnettverk ved UiO<ns0:line-break/><ns0:s ns0:c="6"/>* Interne chat-kanaler eller forum<ns0:line-break/><ns0:line-break/><ns0:s ns0:c="6"/>**Sikkerhet og personvern:**<ns0:line-break/><ns0:line-break/><ns0:s ns0:c="6"/>* Personvernombud<ns0:line-break/><ns0:s ns0:c="6"/>* IT-sikkerhet ved USIT<ns0:line-break/><ns0:s ns0:c="6"/>* Din leder<ns0:line-break/><ns0:line-break/><ns0:line-break/></ns0:p>
      </text:section>
      <text:section text:name="Section37" text:style-name="Sect1">
        <text:h text:outline-level="1" text:style-name="rststyle-heading1">Praktiske tips for å komme i gang</text:h>
        <text:p text:style-name="rststyle-textbody">Unknown directive type "uio-note".</text:p>
        <ns0:p ns0:style-name="rststyle-codeblock">.. uio-note::<ns0:line-break/><ns0:line-break/><ns0:s ns0:c="3"/>**Slik kommer du trygt i gang:**<ns0:line-break/><ns0:line-break/><ns0:s ns0:c="3"/>1. **Start med godkjente verktøy**<ns0:line-break/><ns0:s ns0:c="6"/>- Bruk KI-tjenester som UiO har godkjent<ns0:line-break/><ns0:s ns0:c="6"/>- Les retningslinjene først<ns0:line-break/><ns0:line-break/><ns0:s ns0:c="3"/>2. **Begynn med enkle oppgaver**<ns0:line-break/><ns0:s ns0:c="6"/>- Test med ikke-sensitiv informasjon<ns0:line-break/><ns0:s ns0:c="6"/>- Eksperimenter med språkforbedring, brainstorming<ns0:line-break/><ns0:s ns0:c="6"/>- Bygg erfaring gradvis<ns0:line-break/><ns0:line-break/><ns0:s ns0:c="3"/>3. **Lær av andre**<ns0:line-break/><ns0:s ns0:c="6"/>- Snakk med kolleger som bruker KI<ns0:line-break/><ns0:s ns0:c="6"/>- Delta på kurs og workshops<ns0:line-break/><ns0:s ns0:c="6"/>- Del erfaringer og tips<ns0:line-break/><ns0:line-break/><ns0:s ns0:c="3"/>4. **Vær kritisk**<ns0:line-break/><ns0:s ns0:c="6"/>- Verifiser alltid viktig informasjon<ns0:line-break/><ns0:s ns0:c="6"/>- Tenk personvern i hver samtale<ns0:line-break/><ns0:s ns0:c="6"/>- Bruk sunn fornuft<ns0:line-break/><ns0:line-break/><ns0:s ns0:c="3"/>5. **Hold deg oppdatert**<ns0:line-break/><ns0:s ns0:c="6"/>- Sjekk UiOs nettsider jevnlig<ns0:line-break/><ns0:s ns0:c="6"/>- Les nyhetsbrev om KI ved UiO<ns0:line-break/><ns0:s ns0:c="6"/>- Delta i faglige oppdateringer</ns0:p>
        <text:p text:style-name="rststyle-textbody">Unknown directive type "uio-exercise".</text:p>
        <ns0:p ns0:style-name="rststyle-codeblock">.. uio-exercise::<ns0:line-break/><ns0:line-break/><ns0:s ns0:c="3"/>**Oppgave: Utforsk UiOs KI-tjenester**<ns0:line-break/><ns0:line-break/><ns0:s ns0:c="3"/>Gå til https://www.uio.no/tjenester/it/ki/ og finn svar på:<ns0:line-break/><ns0:line-break/><ns0:s ns0:c="3"/>1. Hvilke KI-tjenester har du tilgang til?<ns0:line-break/><ns0:s ns0:c="3"/>2. Hvordan søker du om tilgang hvis du ikke har det?<ns0:line-break/><ns0:s ns0:c="3"/>3. Finnes det retningslinjer spesifikke for din rolle (forsker/administrativ/underviser)?<ns0:line-break/><ns0:s ns0:c="3"/>4. Hvor kan du få hjelp hvis du står fast?<ns0:line-break/><ns0:line-break/><ns0:s ns0:c="3"/>Ta gjerne notater som du kan bruke som referanse senere.</ns0:p>
        <text:p text:style-name="rststyle-textbody">Unknown directive type "uio-note".</text:p>
        <ns0:p ns0:style-name="rststyle-codeblock">.. uio-note::<ns0:line-break/><ns0:line-break/><ns0:s ns0:c="3"/>I neste episode skal vi se på hvordan du kan skrive gode "prompts" (instruksjoner) til KI-verktøy, og lære grunnleggende prompt engineering.<ns0:line-break/></ns0:p>
      </text:section>
      <text:p text:style-name="rststyle-horizontalline"/>
      <text:section text:name="Section38" text:style-name="Sect1">
        <text:h text:outline-level="1" text:style-name="rststyle-heading1">Episode 5: Prompting og prompt engineering</text:h>
        <text:p text:style-name="rststyle-textbody">I denne episoden lærer du hvordan du skriver gode instruksjoner (prompts) til KI-verktøy for å få best mulige resultater.</text:p>
        <text:section text:name="Section39" text:style-name="Sect2">
          <text:h text:outline-level="2" text:style-name="rststyle-heading2">Temaer som dekkes</text:h>
          <text:list text:style-name="rststyle-bulletlist">
            <text:list-item>
              <text:p text:style-name="rststyle-bulletitem">Hva er en prompt?</text:p>
            </text:list-item>
            <text:list-item>
              <text:p text:style-name="rststyle-bulletitem">Grunnleggende prinsipper for god prompting</text:p>
            </text:list-item>
            <text:list-item>
              <text:p text:style-name="rststyle-bulletitem">Teknikker for å forbedre resultater</text:p>
            </text:list-item>
            <text:list-item>
              <text:p text:style-name="rststyle-bulletitem">Vanlige feil og hvordan unngå dem</text:p>
            </text:list-item>
            <text:list-item>
              <text:p text:style-name="rststyle-bulletitem">Praktiske eksempler</text:p>
            </text:list-item>
          </text:list>
        </text:section>
        <text:section text:name="Section40" text:style-name="Sect2">
          <text:h text:outline-level="2" text:style-name="rststyle-heading2">Læringsmål</text:h>
          <text:p text:style-name="rststyle-textbody">Etter denne episoden vil du kunne:</text:p>
          <text:list text:style-name="rststyle-bulletlist">
            <text:list-item>
              <text:p text:style-name="rststyle-bulletitem">Skrive klare og effektive prompts</text:p>
            </text:list-item>
            <text:list-item>
              <text:p text:style-name="rststyle-bulletitem">Bruke ulike prompt-teknikker for forskjellige oppgaver</text:p>
            </text:list-item>
            <text:list-item>
              <text:p text:style-name="rststyle-bulletitem">Iterere og forbedre prompts basert på resultatene</text:p>
            </text:list-item>
            <text:list-item>
              <text:p text:style-name="rststyle-bulletitem">Gjenkjenne vanlige feil i prompting</text:p>
            </text:list-item>
          </text:list>
          <text:p text:style-name="rststyle-textbody"><text:span text:style-name="rststyle-strong">Estimert tid:</text:span> 12 minutter</text:p>
        </text:section>
      </text:section>
      <text:section text:name="Section41" text:style-name="Sect1">
        <text:h text:outline-level="1" text:style-name="rststyle-heading1">Hva er en prompt?</text:h>
        <text:p text:style-name="rststyle-textbody">En <text:span text:style-name="rststyle-strong">prompt</text:span> er instruksjonen eller spørsmålet du gir til en KI-modell. Det er din måte å kommunisere med KI-en på.</text:p>
        <text:p text:style-name="rststyle-textbody">Unknown directive type "canvas-tabs".</text:p>
        <ns0:p ns0:style-name="rststyle-codeblock">.. canvas-tabs::<ns0:line-break/><ns0:line-break/><ns0:s ns0:c="3"/>.. canvas-tab:: Enkel prompt<ns0:line-break/><ns0:line-break/><ns0:s ns0:c="6"/>**Eksempel:**<ns0:line-break/><ns0:line-break/><ns0:s ns0:c="6"/>.. code-block:: text<ns0:line-break/><ns0:line-break/><ns0:s ns0:c="9"/>Hva er klimaendringer?<ns0:line-break/><ns0:line-break/><ns0:s ns0:c="6"/>**Resultat:**<ns0:line-break/><ns0:line-break/><ns0:s ns0:c="6"/>Du får et generelt svar om klimaendringer.<ns0:line-break/><ns0:line-break/><ns0:s ns0:c="3"/>.. canvas-tab:: Detaljert prompt<ns0:line-break/><ns0:line-break/><ns0:s ns0:c="6"/>**Eksempel:**<ns0:line-break/><ns0:line-break/><ns0:s ns0:c="6"/>.. code-block:: text<ns0:line-break/><ns0:line-break/><ns0:s ns0:c="9"/>Forklar klimaendringer på en enkel måte for en 10-åring.<ns0:line-break/><ns0:s ns0:c="9"/>Bruk 3-4 setninger og unngå faguttrykk.<ns0:line-break/><ns0:line-break/><ns0:s ns0:c="6"/>**Resultat:**<ns0:line-break/><ns0:line-break/><ns0:s ns0:c="6"/>Du får et svar tilpasset målgruppen og lengden du ba om.<ns0:line-break/><ns0:line-break/><ns0:s ns0:c="3"/>.. canvas-tab:: Kontekst-rik prompt<ns0:line-break/><ns0:line-break/><ns0:s ns0:c="6"/>**Eksempel:**<ns0:line-break/><ns0:line-break/><ns0:s ns0:c="6"/>.. code-block:: text<ns0:line-break/><ns0:line-break/><ns0:s ns0:c="9"/>Jeg skal skrive en e-post til alle ansatte om nytt møterom-<ns0:line-break/><ns0:s ns0:c="9"/>bookingsystem. Målgruppen er administrativt ansatte ved UiO<ns0:line-break/><ns0:s ns0:c="9"/>som ikke er teknisk kyndige. Tonen skal være vennlig og<ns0:line-break/><ns0:s ns0:c="9"/>informativ, ikke formell. Kan du hjelpe meg med et utkast?<ns0:line-break/><ns0:line-break/><ns0:s ns0:c="6"/>**Resultat:**<ns0:line-break/><ns0:line-break/><ns0:s ns0:c="6"/>Du får et svar som er tilpasset din spesifikke situasjon.</ns0:p>
        <text:p text:style-name="rststyle-textbody">Unknown directive type "uio-note".</text:p>
        <ns0:p ns0:style-name="rststyle-codeblock">.. uio-note::<ns0:line-break/><ns0:line-break/><ns0:s ns0:c="3"/>**Hovedregel:** Jo mer spesifikk og detaljert prompten din er, jo bedre blir resultatet.<ns0:line-break/><ns0:line-break/><ns0:line-break/></ns0:p>
      </text:section>
      <text:section text:name="Section42" text:style-name="Sect1">
        <text:h text:outline-level="1" text:style-name="rststyle-heading1">Prinsipper for god prompting</text:h>
        <text:p text:style-name="rststyle-textbody">Unknown directive type "canvas-tabs".</text:p>
        <ns0:p ns0:style-name="rststyle-codeblock">.. canvas-tabs::<ns0:line-break/><ns0:line-break/><ns0:s ns0:c="3"/>.. canvas-tab:: 1. Vær spesifikk<ns0:line-break/><ns0:line-break/><ns0:s ns0:c="6"/>**Dårlig prompt:**<ns0:line-break/><ns0:line-break/><ns0:s ns0:c="6"/>.. code-block:: text<ns0:line-break/><ns0:line-break/><ns0:s ns0:c="9"/>Skriv en e-post.<ns0:line-break/><ns0:line-break/><ns0:s ns0:c="6"/>**Bedre prompt:**<ns0:line-break/><ns0:line-break/><ns0:s ns0:c="6"/>.. code-block:: text<ns0:line-break/><ns0:line-break/><ns0:s ns0:c="9"/>Skriv en e-post til mine kolleger hvor jeg informerer om<ns0:line-break/><ns0:s ns0:c="9"/>at møterommet Gaia er stengt for vedlikehold uke 15.<ns0:line-break/><ns0:s ns0:c="9"/>Tonen skal være vennlig men profesjonell.<ns0:line-break/><ns0:line-break/><ns0:s ns0:c="6"/>**Hvorfor bedre?**<ns0:line-break/><ns0:line-break/><ns0:s ns0:c="6"/>Den spesifiserer hva e-posten skal handle om, hvem den er til, og hvilken tone den skal ha.<ns0:line-break/><ns0:line-break/><ns0:s ns0:c="3"/>.. canvas-tab:: 2. Gi kontekst<ns0:line-break/><ns0:line-break/><ns0:s ns0:c="6"/>**Dårlig prompt:**<ns0:line-break/><ns0:line-break/><ns0:s ns0:c="6"/>.. code-block:: text<ns0:line-break/><ns0:line-break/><ns0:s ns0:c="9"/>Lag et møtereferat.<ns0:line-break/><ns0:line-break/><ns0:s ns0:c="6"/>**Bedre prompt:**<ns0:line-break/><ns0:line-break/><ns0:s ns0:c="6"/>.. code-block:: text<ns0:line-break/><ns0:line-break/><ns0:s ns0:c="9"/>Basert på disse notatene fra møtet, lag et møtereferat:<ns0:line-break/><ns0:s ns0:c="9"/>[dine notater her]<ns0:line-break/><ns0:line-break/><ns0:s ns0:c="9"/>Strukturer referatet med:<ns0:line-break/><ns0:s ns0:c="9"/>- Deltakere<ns0:line-break/><ns0:s ns0:c="9"/>- Agenda<ns0:line-break/><ns0:s ns0:c="9"/>- Beslutninger<ns0:line-break/><ns0:s ns0:c="9"/>- Oppgaver (hvem skal gjøre hva)<ns0:line-break/><ns0:line-break/><ns0:s ns0:c="6"/>**Hvorfor bedre?**<ns0:line-break/><ns0:line-break/><ns0:s ns0:c="6"/>Du gir både innholdet (notatene) og strukturen du ønsker.<ns0:line-break/><ns0:line-break/><ns0:s ns0:c="3"/>.. canvas-tab:: 3. Spesifiser format<ns0:line-break/><ns0:line-break/><ns0:s ns0:c="6"/>**Dårlig prompt:**<ns0:line-break/><ns0:line-break/><ns0:s ns0:c="6"/>.. code-block:: text<ns0:line-break/><ns0:line-break/><ns0:s ns0:c="9"/>Gi meg informasjon om UiOs fakulteter.<ns0:line-break/><ns0:line-break/><ns0:s ns0:c="6"/>**Bedre prompt:**<ns0:line-break/><ns0:line-break/><ns0:s ns0:c="6"/>.. code-block:: text<ns0:line-break/><ns0:line-break/><ns0:s ns0:c="9"/>Lag en tabell med UiOs 8 fakulteter.<ns0:line-break/><ns0:s ns0:c="9"/>Kolonner: Navn, Forkortelse, Antall studenter (omtrent)<ns0:line-break/><ns0:s ns0:c="9"/>Sorter alfabetisk etter navn.<ns0:line-break/><ns0:line-break/><ns0:s ns0:c="6"/>**Hvorfor bedre?**<ns0:line-break/><ns0:line-break/><ns0:s ns0:c="6"/>Du får et strukturert svar som er lett å bruke videre.<ns0:line-break/><ns0:line-break/><ns0:s ns0:c="3"/>.. canvas-tab:: 4. Definer rollen<ns0:line-break/><ns0:line-break/><ns0:s ns0:c="6"/>**Dårlig prompt:**<ns0:line-break/><ns0:line-break/><ns0:s ns0:c="6"/>.. code-block:: text<ns0:line-break/><ns0:line-break/><ns0:s ns0:c="9"/>Hvordan kan jeg forbedre min skriving?<ns0:line-break/><ns0:line-break/><ns0:s ns0:c="6"/>**Bedre prompt:**<ns0:line-break/><ns0:line-break/><ns0:s ns0:c="6"/>.. code-block:: text<ns0:line-break/><ns0:line-break/><ns0:s ns0:c="9"/>Du er en erfaren kommunikasjonsrådgiver. Jeg jobber<ns0:line-break/><ns0:s ns0:c="9"/>administrativt ved et universitet og skal ofte skrive<ns0:line-break/><ns0:s ns0:c="9"/>formelle brev og e-poster. Gi meg 5 konkrete tips til<ns0:line-break/><ns0:s ns0:c="9"/>hvordan jeg kan forbedre min administrative skriving.<ns0:line-break/><ns0:line-break/><ns0:s ns0:c="6"/>**Hvorfor bedre?**<ns0:line-break/><ns0:line-break/><ns0:s ns0:c="6"/>Ved å gi KI-en en rolle, får du svar som er mer relevant for din situasjon.<ns0:line-break/><ns0:line-break/><ns0:line-break/></ns0:p>
      </text:section>
      <text:section text:name="Section43" text:style-name="Sect1">
        <text:h text:outline-level="1" text:style-name="rststyle-heading1">Nyttige prompt-teknikker</text:h>
        <text:p text:style-name="rststyle-textbody">Unknown directive type "canvas-tabs".</text:p>
        <ns0:p ns0:style-name="rststyle-codeblock">.. canvas-tabs::<ns0:line-break/><ns0:line-break/><ns0:s ns0:c="3"/>.. canvas-tab:: Chain of thought (Tankekjede)<ns0:line-break/><ns0:line-break/><ns0:s ns0:c="6"/>**Teknikk:**<ns0:line-break/><ns0:line-break/><ns0:s ns0:c="6"/>Be KI-en "tenke høyt" eller "forklare steg for steg".<ns0:line-break/><ns0:line-break/><ns0:s ns0:c="6"/>**Eksempel:**<ns0:line-break/><ns0:line-break/><ns0:s ns0:c="6"/>.. code-block:: text<ns0:line-break/><ns0:line-break/><ns0:s ns0:c="9"/>Forklar trinn for trinn hvordan jeg kan<ns0:line-break/><ns0:s ns0:c="9"/>organisere et sommerarrangement for 50 personer.<ns0:line-break/><ns0:line-break/><ns0:s ns0:c="6"/>**Fordel:**<ns0:line-break/><ns0:line-break/><ns0:s ns0:c="6"/>* Får mer gjennomtenkte svar<ns0:line-break/><ns0:s ns0:c="6"/>* Enklere å følge resonnementet<ns0:line-break/><ns0:s ns0:c="6"/>* Bedre for komplekse oppgaver<ns0:line-break/><ns0:line-break/><ns0:s ns0:c="3"/>.. canvas-tab:: Few-shot prompting (Gi eksempler)<ns0:line-break/><ns0:line-break/><ns0:s ns0:c="6"/>**Teknikk:**<ns0:line-break/><ns0:line-break/><ns0:s ns0:c="6"/>Gi eksempler på hva du vil ha.<ns0:line-break/><ns0:line-break/><ns0:s ns0:c="6"/>**Eksempel:**<ns0:line-break/><ns0:line-break/><ns0:s ns0:c="6"/>.. code-block:: text<ns0:line-break/><ns0:line-break/><ns0:s ns0:c="9"/>Jeg skal skrive titler til nyhetssaker. Her er eksempler<ns0:line-break/><ns0:s ns0:c="9"/>på stilen jeg ønsker:<ns0:line-break/><ns0:line-break/><ns0:s ns0:c="9"/>- "Nytt tilbud: Gratis språkkurs for ansatte"<ns0:line-break/><ns0:s ns0:c="9"/>- "Viktig: Endringer i møterom-booking fra 1. april"<ns0:line-break/><ns0:s ns0:c="9"/>- "Påminnelse: Personalseminar 15. mai"<ns0:line-break/><ns0:line-break/><ns0:s ns0:c="9"/>Skriv en tittel for denne saken:<ns0:line-break/><ns0:s ns0:c="9"/>"Vi får nytt IT-system for reiseregninger neste måned"<ns0:line-break/><ns0:line-break/><ns0:s ns0:c="6"/>**Fordel:**<ns0:line-break/><ns0:line-break/><ns0:s ns0:c="6"/>* Får svar i ønsket stil<ns0:line-break/><ns0:s ns0:c="6"/>* Lettere enn å forklare stilen med ord<ns0:line-break/><ns0:line-break/><ns0:s ns0:c="3"/>.. canvas-tab:: Rollespill<ns0:line-break/><ns0:line-break/><ns0:s ns0:c="6"/>**Teknikk:**<ns0:line-break/><ns0:line-break/><ns0:s ns0:c="6"/>Be KI-en ta rollen som en bestemt type ekspert.<ns0:line-break/><ns0:line-break/><ns0:s ns0:c="6"/>**Eksempel:**<ns0:line-break/><ns0:line-break/><ns0:s ns0:c="6"/>.. code-block:: text<ns0:line-break/><ns0:line-break/><ns0:s ns0:c="9"/>Du er en erfaren prosjektleder ved et norsk universitet.<ns0:line-break/><ns0:s ns0:c="9"/>Jeg skal lede mitt første prosjekt og er nervøs.<ns0:line-break/><ns0:s ns0:c="9"/>Gi meg dine beste råd for å lykkes.<ns0:line-break/><ns0:line-break/><ns0:s ns0:c="6"/>**Fordel:**<ns0:line-break/><ns0:line-break/><ns0:s ns0:c="6"/>* Får perspektiv fra en bestemt rolle<ns0:line-break/><ns0:s ns0:c="6"/>* Mer fokuserte svar<ns0:line-break/><ns0:line-break/><ns0:s ns0:c="3"/>.. canvas-tab:: Strukturert output<ns0:line-break/><ns0:line-break/><ns0:s ns0:c="6"/>**Teknikk:**<ns0:line-break/><ns0:line-break/><ns0:s ns0:c="6"/>Be om svaret i et bestemt format.<ns0:line-break/><ns0:line-break/><ns0:s ns0:c="6"/>**Eksempel:**<ns0:line-break/><ns0:line-break/><ns0:s ns0:c="6"/>.. code-block:: text<ns0:line-break/><ns0:line-break/><ns0:s ns0:c="9"/>Oppsummer dette møtereferatet i følgende format:<ns0:line-break/><ns0:line-break/><ns0:s ns0:c="9"/>BESLUTNINGER:<ns0:line-break/><ns0:s ns0:c="9"/>-<ns0:line-break/><ns0:s ns0:c="9"/>-<ns0:line-break/><ns0:line-break/><ns0:s ns0:c="9"/>OPPGAVER:<ns0:line-break/><ns0:s ns0:c="9"/>- [Person]: [oppgave] - [frist]<ns0:line-break/><ns0:line-break/><ns0:s ns0:c="9"/>NESTE MØTE:<ns0:line-break/><ns0:s ns0:c="9"/>[dato og tid]<ns0:line-break/><ns0:line-break/><ns0:s ns0:c="9"/>[ditt møtereferat her]<ns0:line-break/><ns0:line-break/><ns0:s ns0:c="6"/>**Fordel:**<ns0:line-break/><ns0:line-break/><ns0:s ns0:c="6"/>* Får svar klart til bruk<ns0:line-break/><ns0:s ns0:c="6"/>* Konsistent format<ns0:line-break/><ns0:line-break/><ns0:s ns0:c="3"/>.. canvas-tab:: Iterativ prompting<ns0:line-break/><ns0:line-break/><ns0:s ns0:c="6"/>**Teknikk:**<ns0:line-break/><ns0:line-break/><ns0:s ns0:c="6"/>Bygg videre på svarene i en samtale.<ns0:line-break/><ns0:line-break/><ns0:s ns0:c="6"/>**Eksempel:**<ns0:line-break/><ns0:line-break/><ns0:s ns0:c="6"/>.. code-block:: text<ns0:line-break/><ns0:line-break/><ns0:s ns0:c="9"/>Første prompt:<ns0:line-break/><ns0:s ns0:c="9"/>"Skriv et utkast til e-post om nytt bookingsystem"<ns0:line-break/><ns0:line-break/><ns0:s ns0:c="9"/>Oppfølging 1:<ns0:line-break/><ns0:s ns0:c="9"/>"Gjør den mer konsis, maks 3 avsnitt"<ns0:line-break/><ns0:line-break/><ns0:s ns0:c="9"/>Oppfølging 2:<ns0:line-break/><ns0:s ns0:c="9"/>"Legg til en setning om hvor de kan få hjelp"<ns0:line-break/><ns0:line-break/><ns0:s ns0:c="6"/>**Fordel:**<ns0:line-break/><ns0:line-break/><ns0:s ns0:c="6"/>* Gradvis forbedring<ns0:line-break/><ns0:s ns0:c="6"/>* Lettere enn å skrive perfekt prompt med én gang<ns0:line-break/><ns0:line-break/><ns0:line-break/></ns0:p>
      </text:section>
      <text:section text:name="Section44" text:style-name="Sect1">
        <text:h text:outline-level="1" text:style-name="rststyle-heading1">Praktiske eksempler for administrativt arbeid</text:h>
        <text:p text:style-name="rststyle-textbody">Unknown directive type "canvas-tabs".</text:p>
        <ns0:p ns0:style-name="rststyle-codeblock">.. canvas-tabs::<ns0:line-break/><ns0:line-break/><ns0:s ns0:c="3"/>.. canvas-tab:: E-post og kommunikasjon<ns0:line-break/><ns0:line-break/><ns0:s ns0:c="6"/>**Eksempel 1: Omformulere til vennligere tone**<ns0:line-break/><ns0:line-break/><ns0:s ns0:c="6"/>.. code-block:: text<ns0:line-break/><ns0:line-break/><ns0:s ns0:c="9"/>Denne e-posten føles litt for stram:<ns0:line-break/><ns0:line-break/><ns0:s ns0:c="9"/>"Møtet er flyttet. Nytt tidspunkt er 14:00.<ns0:line-break/><ns0:s ns0:c="9"/>Møt presis."<ns0:line-break/><ns0:line-break/><ns0:s ns0:c="9"/>Omformuler til en vennligere og mer profesjonell tone.<ns0:line-break/><ns0:line-break/><ns0:s ns0:c="6"/>**Eksempel 2: Forenkle fagspråk**<ns0:line-break/><ns0:line-break/><ns0:s ns0:c="6"/>.. code-block:: text<ns0:line-break/><ns0:line-break/><ns0:s ns0:c="9"/>Denne teksten bruker for mye fagsjargong:<ns0:line-break/><ns0:line-break/><ns0:s ns0:c="9"/>[din tekst]<ns0:line-break/><ns0:line-break/><ns0:s ns0:c="9"/>Omskriv den slik at ikke-eksperter forstår den,<ns0:line-break/><ns0:s ns0:c="9"/>men behold den viktige informasjonen.<ns0:line-break/><ns0:line-break/><ns0:s ns0:c="3"/>.. canvas-tab:: Oppsummering<ns0:line-break/><ns0:line-break/><ns0:s ns0:c="6"/>**Eksempel 1: Oppsummere møtenotater**<ns0:line-break/><ns0:line-break/><ns0:s ns0:c="6"/>.. code-block:: text<ns0:line-break/><ns0:line-break/><ns0:s ns0:c="9"/>Oppsummer disse møtenotatene i punktform.<ns0:line-break/><ns0:s ns0:c="9"/>Trekk ut:<ns0:line-break/><ns0:s ns0:c="9"/>1. Viktigste beslutninger<ns0:line-break/><ns0:s ns0:c="9"/>2. Hvem skal gjøre hva<ns0:line-break/><ns0:s ns0:c="9"/>3. Frister som ble nevnt<ns0:line-break/><ns0:line-break/><ns0:s ns0:c="9"/>Notater:<ns0:line-break/><ns0:s ns0:c="9"/>[dine notater her]<ns0:line-break/><ns0:line-break/><ns0:s ns0:c="6"/>**Eksempel 2: Lage sammendraget av langt dokument**<ns0:line-break/><ns0:line-break/><ns0:s ns0:c="6"/>.. code-block:: text<ns0:line-break/><ns0:line-break/><ns0:s ns0:c="9"/>Les dette dokumentet og gi meg:<ns0:line-break/><ns0:s ns0:c="9"/>- En setning med hovedbudskapet<ns0:line-break/><ns0:s ns0:c="9"/>- 3-5 kulepunkter med viktigste punkter<ns0:line-break/><ns0:s ns0:c="9"/>- Anbefalinger/konklusjon<ns0:line-break/><ns0:line-break/><ns0:s ns0:c="9"/>[dokument her]<ns0:line-break/><ns0:line-break/><ns0:s ns0:c="3"/>.. canvas-tab:: Planlegging<ns0:line-break/><ns0:line-break/><ns0:s ns0:c="6"/>**Eksempel 1: Lage agenda**<ns0:line-break/><ns0:line-break/><ns0:s ns0:c="6"/>.. code-block:: text<ns0:line-break/><ns0:line-break/><ns0:s ns0:c="9"/>Lag en agenda for et 1-times planleggingsmøte<ns0:line-break/><ns0:s ns0:c="9"/>for sommerarrangement. Vi må diskutere:<ns0:line-break/><ns0:s ns0:c="9"/>- Dato og sted<ns0:line-break/><ns0:s ns0:c="9"/>- Budsjett<ns0:line-break/><ns0:s ns0:c="9"/>- Mat og drikke<ns0:line-break/><ns0:s ns0:c="9"/>- Program/aktiviteter<ns0:line-break/><ns0:s ns0:c="9"/>- Påmelding<ns0:line-break/><ns0:line-break/><ns0:s ns0:c="9"/>Sett av fornuftig tid til hvert punkt.<ns0:line-break/><ns0:line-break/><ns0:s ns0:c="6"/>**Eksempel 2: Sjekkliste**<ns0:line-break/><ns0:line-break/><ns0:s ns0:c="6"/>.. code-block:: text<ns0:line-break/><ns0:line-break/><ns0:s ns0:c="9"/>Lag en sjekkliste for hva jeg må huske når<ns0:line-break/><ns0:s ns0:c="9"/>jeg arrangerer et seminar for 30 personer<ns0:line-break/><ns0:s ns0:c="9"/>på et eksternt sted. Inkluder alt fra booking<ns0:line-break/><ns0:s ns0:c="9"/>til oppfølging etter arrangementet.<ns0:line-break/><ns0:line-break/><ns0:s ns0:c="3"/>.. canvas-tab:: Språk og oversettelse<ns0:line-break/><ns0:line-break/><ns0:s ns0:c="6"/>**Eksempel 1: Oversette og tilpasse**<ns0:line-break/><ns0:line-break/><ns0:s ns0:c="6"/>.. code-block:: text<ns0:line-break/><ns0:line-break/><ns0:s ns0:c="9"/>Oversett denne teksten til engelsk.<ns0:line-break/><ns0:s ns0:c="9"/>Målgruppen er internasjonale studenter,<ns0:line-break/><ns0:s ns0:c="9"/>så bruk enkelt språk:<ns0:line-break/><ns0:line-break/><ns0:s ns0:c="9"/>[norsk tekst]<ns0:line-break/><ns0:line-break/><ns0:s ns0:c="6"/>**Eksempel 2: Finne riktig terminologi**<ns0:line-break/><ns0:line-break/><ns0:s ns0:c="6"/>.. code-block:: text<ns0:line-break/><ns0:line-break/><ns0:s ns0:c="9"/>Hva er den korrekte norske oversettelsen av<ns0:line-break/><ns0:s ns0:c="9"/>disse engelske universitetsbegrepene?<ns0:line-break/><ns0:line-break/><ns0:s ns0:c="9"/>- Dean<ns0:line-break/><ns0:s ns0:c="9"/>- Faculty board<ns0:line-break/><ns0:s ns0:c="9"/>- Course coordinator<ns0:line-break/><ns0:line-break/><ns0:s ns0:c="9"/>Gi meg både norsk og en kort forklaring.<ns0:line-break/><ns0:line-break/><ns0:line-break/></ns0:p>
      </text:section>
      <text:section text:name="Section45" text:style-name="Sect1">
        <text:h text:outline-level="1" text:style-name="rststyle-heading1">Vanlige feil og hvordan unngå dem</text:h>
        <text:p text:style-name="rststyle-textbody">Unknown directive type "canvas-tabs".</text:p>
        <ns0:p ns0:style-name="rststyle-codeblock">.. canvas-tabs::<ns0:line-break/><ns0:line-break/><ns0:s ns0:c="3"/>.. canvas-tab:: Feil 1: For vage prompts<ns0:line-break/><ns0:line-break/><ns0:s ns0:c="6"/>**Problem:**<ns0:line-break/><ns0:line-break/><ns0:s ns0:c="6"/>.. code-block:: text<ns0:line-break/><ns0:line-break/><ns0:s ns0:c="9"/>"Skriv noe om møter"<ns0:line-break/><ns0:line-break/><ns0:s ns0:c="6"/>**Resultat:** Generelt, ubrukelig svar.<ns0:line-break/><ns0:line-break/><ns0:s ns0:c="6"/>**Løsning:**<ns0:line-break/><ns0:line-break/><ns0:s ns0:c="6"/>.. code-block:: text<ns0:line-break/><ns0:line-break/><ns0:s ns0:c="9"/>"Skriv 5 tips for hvordan jeg kan gjøre våre<ns0:line-break/><ns0:s ns0:c="9"/>ukentlige teammøter mer effektive. Vi er en gruppe<ns0:line-break/><ns0:s ns0:c="9"/>på 8 personer som møtes i 1 time."<ns0:line-break/><ns0:line-break/><ns0:s ns0:c="3"/>.. canvas-tab:: Feil 2: For mange krav på én gang<ns0:line-break/><ns0:line-break/><ns0:s ns0:c="6"/>**Problem:**<ns0:line-break/><ns0:line-break/><ns0:s ns0:c="6"/>.. code-block:: text<ns0:line-break/><ns0:line-break/><ns0:s ns0:c="9"/>"Skriv en e-post om det nye systemet, lag også<ns0:line-break/><ns0:s ns0:c="9"/>en FAQ, en guide, og en presentasjon, og oversett<ns0:line-break/><ns0:s ns0:c="9"/>alt til engelsk"<ns0:line-break/><ns0:line-break/><ns0:s ns0:c="6"/>**Resultat:** Overfladisk behandling av alt.<ns0:line-break/><ns0:line-break/><ns0:s ns0:c="6"/>**Løsning:**<ns0:line-break/><ns0:line-break/><ns0:s ns0:c="6"/>Del opp i separate prompts - én oppgave om gangen.<ns0:line-break/><ns0:line-break/><ns0:s ns0:c="3"/>.. canvas-tab:: Feil 3: Ikke gi nok kontekst<ns0:line-break/><ns0:line-break/><ns0:s ns0:c="6"/>**Problem:**<ns0:line-break/><ns0:line-break/><ns0:s ns0:c="6"/>.. code-block:: text<ns0:line-break/><ns0:line-break/><ns0:s ns0:c="9"/>"Hva synes du om dette?"<ns0:line-break/><ns0:s ns0:c="9"/>[uten å forklare hva "dette" er]<ns0:line-break/><ns0:line-break/><ns0:s ns0:c="6"/>**Resultat:** KI-en gjetter hva du mener.<ns0:line-break/><ns0:line-break/><ns0:s ns0:c="6"/>**Løsning:**<ns0:line-break/><ns0:line-break/><ns0:s ns0:c="6"/>.. code-block:: text<ns0:line-break/><ns0:line-break/><ns0:s ns0:c="9"/>"Jeg har skrevet et utkast til invitasjon for<ns0:line-break/><ns0:s ns0:c="9"/>et personalseminar. Kan du vurdere om tonen<ns0:line-break/><ns0:s ns0:c="9"/>er passende og om all viktig info er med?<ns0:line-break/><ns0:line-break/><ns0:s ns0:c="9"/>[ditt utkast]"<ns0:line-break/><ns0:line-break/><ns0:s ns0:c="3"/>.. canvas-tab:: Feil 4: Forvente perfeksjon med én gang<ns0:line-break/><ns0:line-break/><ns0:s ns0:c="6"/>**Problem:**<ns0:line-break/><ns0:line-break/><ns0:s ns0:c="6"/>Bli frustrert hvis første svar ikke er perfekt.<ns0:line-break/><ns0:line-break/><ns0:s ns0:c="6"/>**Løsning:**<ns0:line-break/><ns0:line-break/><ns0:s ns0:c="6"/>Bruk iterativ prompting:<ns0:line-break/><ns0:line-break/><ns0:s ns0:c="6"/>.. code-block:: text<ns0:line-break/><ns0:line-break/><ns0:s ns0:c="9"/>1. Start med grunnleggende prompt<ns0:line-break/><ns0:s ns0:c="9"/>2. "Kan du gjøre den kortere?"<ns0:line-break/><ns0:s ns0:c="9"/>3. "Legg til et avsnitt om hvor de får hjelp"<ns0:line-break/><ns0:s ns0:c="9"/>4. "Endre tonen til å være mer formell"<ns0:line-break/><ns0:line-break/><ns0:line-break/></ns0:p>
      </text:section>
      <text:section text:name="Section46" text:style-name="Sect1">
        <text:h text:outline-level="1" text:style-name="rststyle-heading1">Tips for å bli bedre til prompting</text:h>
        <text:p text:style-name="rststyle-textbody">Unknown directive type "uio-note".</text:p>
        <ns0:p ns0:style-name="rststyle-codeblock">.. uio-note::<ns0:line-break/><ns0:line-break/><ns0:s ns0:c="3"/>**Slik lærer du god prompting:**<ns0:line-break/><ns0:line-break/><ns0:s ns0:c="3"/>1. **Eksperimenter**<ns0:line-break/><ns0:s ns0:c="6"/>- Prøv ulike måter å formulere spørsmål på<ns0:line-break/><ns0:s ns0:c="6"/>- Se hva som gir best resultat<ns0:line-break/><ns0:s ns0:c="6"/>- Lek deg med ulike teknikker<ns0:line-break/><ns0:line-break/><ns0:s ns0:c="3"/>2. **Lagre gode prompts**<ns0:line-break/><ns0:s ns0:c="6"/>- Når du finner en prompt som fungerer godt, lagre den<ns0:line-break/><ns0:s ns0:c="6"/>- Bygg opp en samling du kan gjenbruke<ns0:line-break/><ns0:s ns0:c="6"/>- Del med kolleger<ns0:line-break/><ns0:line-break/><ns0:s ns0:c="3"/>3. **Iterer**<ns0:line-break/><ns0:s ns0:c="6"/>- Første svar er sjelden perfekt<ns0:line-break/><ns0:s ns0:c="6"/>- Følg opp og rafiner<ns0:line-break/><ns0:s ns0:c="6"/>- Det er helt greit å justere underveis<ns0:line-break/><ns0:line-break/><ns0:s ns0:c="3"/>4. **Lær av andre**<ns0:line-break/><ns0:s ns0:c="6"/>- Se på eksempler på prompts online<ns0:line-break/><ns0:s ns0:c="6"/>- Spør kolleger hva som fungerer for dem<ns0:line-break/><ns0:s ns0:c="6"/>- Del egne erfaringer<ns0:line-break/><ns0:line-break/><ns0:s ns0:c="3"/>5. **Vær spesifikk om hva som er galt**<ns0:line-break/><ns0:s ns0:c="6"/>- I stedet for "Dette var ikke bra", si<ns0:line-break/><ns0:s ns0:c="6"/>- "Dette var for langt, gjør det kortere" eller<ns0:line-break/><ns0:s ns0:c="6"/>- "Tonen var for formell, jeg trenger mer avslappet språk"</ns0:p>
        <text:p text:style-name="rststyle-textbody">Unknown directive type "uio-exercise".</text:p>
        <ns0:p ns0:style-name="rststyle-codeblock">.. uio-exercise::<ns0:line-break/><ns0:line-break/><ns0:s ns0:c="3"/>**Praktisk øvelse: Forbedre prompts**<ns0:line-break/><ns0:line-break/><ns0:s ns0:c="3"/>Her er noen dårlige prompts. Hvordan ville du forbedret dem?<ns0:line-break/><ns0:line-break/><ns0:s ns0:c="3"/>1. "Skriv noe fint"<ns0:line-break/><ns0:s ns0:c="3"/>2. "Hjelp meg"<ns0:line-break/><ns0:s ns0:c="3"/>3. "Hva med den tingen?"<ns0:line-break/><ns0:s ns0:c="3"/>4. "Lag en liste"<ns0:line-break/><ns0:line-break/><ns0:s ns0:c="3"/>.. uio-solution::<ns0:line-break/><ns0:line-break/><ns0:s ns0:c="6"/>**Mulige forbedringer:**<ns0:line-break/><ns0:line-break/><ns0:s ns0:c="6"/>1. **Original:** "Skriv noe fint"<ns0:line-break/><ns0:s ns0:c="9"/>**Forbedret:** "Skriv en gratulasjon til en kollega som har jobbet her i 25 år. Tonen skal være varm og personlig, ca 100 ord."<ns0:line-break/><ns0:line-break/><ns0:s ns0:c="6"/>2. **Original:** "Hjelp meg"<ns0:line-break/><ns0:s ns0:c="9"/>**Forbedret:** "Jeg skal lede mitt første møte neste uke med 6 kolleger. Kan du gi meg konkrete tips for hvordan jeg forbereder meg og leder møtet profesjonelt?"<ns0:line-break/><ns0:line-break/><ns0:s ns0:c="6"/>3. **Original:** "Hva med den tingen?"<ns0:line-break/><ns0:s ns0:c="9"/>**Forbedret:** "Jeg har skrevet denne e-posten om endringer i lunsjordningen. Kan du sjekke om budskapet er klart og om jeg har glemt noe viktig? [e-post her]"<ns0:line-break/><ns0:line-break/><ns0:s ns0:c="6"/>4. **Original:** "Lag en liste"<ns0:line-break/><ns0:s ns0:c="9"/>**Forbedret:** "Lag en liste over 10 ting jeg må huske på når jeg arrangerer et jubileumsseminar for 50 ansatte. Inkluder både planlegging, gjennomføring og oppfølging."<ns0:line-break/><ns0:line-break/><ns0:line-break/></ns0:p>
      </text:section>
      <text:section text:name="Section47" text:style-name="Sect1">
        <text:h text:outline-level="1" text:style-name="rststyle-heading1">Eksempel: Fra dårlig til god prompt</text:h>
        <text:p text:style-name="rststyle-textbody">La oss se et komplett eksempel på hvordan en prompt kan forbedres:</text:p>
        <text:p text:style-name="rststyle-textbody">Unknown directive type "canvas-tabs".</text:p>
        <ns0:p ns0:style-name="rststyle-codeblock">.. canvas-tabs::<ns0:line-break/><ns0:line-break/><ns0:s ns0:c="3"/>.. canvas-tab:: Versjon 1 - Dårlig<ns0:line-break/><ns0:line-break/><ns0:s ns0:c="6"/>.. code-block:: text<ns0:line-break/><ns0:line-break/><ns0:s ns0:c="9"/>Skriv om møter<ns0:line-break/><ns0:line-break/><ns0:s ns0:c="6"/>**Problem:** Altfor vagt. Hva slags tekst? Om hva med møter?<ns0:line-break/><ns0:line-break/><ns0:s ns0:c="3"/>.. canvas-tab:: Versjon 2 - Bedre<ns0:line-break/><ns0:line-break/><ns0:s ns0:c="6"/>.. code-block:: text<ns0:line-break/><ns0:line-break/><ns0:s ns0:c="9"/>Skriv tips om møter<ns0:line-break/><ns0:line-break/><ns0:s ns0:c="6"/>**Problem:** Fortsatt vagt. Tips til hvem? Hva slags møter? Hvor mange tips?<ns0:line-break/><ns0:line-break/><ns0:s ns0:c="3"/>.. canvas-tab:: Versjon 3 - Mye bedre<ns0:line-break/><ns0:line-break/><ns0:s ns0:c="6"/>.. code-block:: text<ns0:line-break/><ns0:line-break/><ns0:s ns0:c="9"/>Skriv 5 tips for effektive møter<ns0:line-break/><ns0:line-break/><ns0:s ns0:c="6"/>**Problem:** Bedre, men mangler kontekst. Hvilke typer møter? Hvem er målgruppen?<ns0:line-break/><ns0:line-break/><ns0:s ns0:c="3"/>.. canvas-tab:: Versjon 4 - God!<ns0:line-break/><ns0:line-break/><ns0:s ns0:c="6"/>.. code-block:: text<ns0:line-break/><ns0:line-break/><ns0:s ns0:c="9"/>Jeg leder ukentlige teammøter med 6 kolleger i<ns0:line-break/><ns0:s ns0:c="9"/>administrativ stilling. Møtene er ofte kaotiske<ns0:line-break/><ns0:s ns0:c="9"/>og ineffektive. Gi meg 5 konkrete, praktiske tips<ns0:line-break/><ns0:s ns0:c="9"/>for hvordan jeg kan gjøre møtene bedre.<ns0:line-break/><ns0:line-break/><ns0:s ns0:c="9"/>Fokuser på:<ns0:line-break/><ns0:s ns0:c="9"/>- Forberedelse<ns0:line-break/><ns0:s ns0:c="9"/>- Struktur under møtet<ns0:line-break/><ns0:s ns0:c="9"/>- Oppfølging<ns0:line-break/><ns0:line-break/><ns0:s ns0:c="6"/>**Hvorfor god:** Spesifikk kontekst, tydelig mål, definert struktur.<ns0:line-break/><ns0:line-break/><ns0:line-break/></ns0:p>
      </text:section>
      <text:section text:name="Section48" text:style-name="Sect1">
        <text:h text:outline-level="1" text:style-name="rststyle-heading1">Oppsummering</text:h>
        <text:p text:style-name="rststyle-textbody">Unknown directive type "uio-note".</text:p>
        <ns0:p ns0:style-name="rststyle-codeblock">.. uio-note::<ns0:line-break/><ns0:line-break/><ns0:s ns0:c="3"/>**Nøkkelpunkter for god prompting:**<ns0:line-break/><ns0:line-break/><ns0:s ns0:c="3"/>1. **Vær spesifikk** - Jo mer detaljer, jo bedre svar<ns0:line-break/><ns0:s ns0:c="3"/>2. **Gi kontekst** - Forklar situasjonen og formålet<ns0:line-break/><ns0:s ns0:c="3"/>3. **Spesifiser format** - Si hvordan du vil ha svaret strukturert<ns0:line-break/><ns0:s ns0:c="3"/>4. **Bruk eksempler** - Vis hva du mener hvis mulig<ns0:line-break/><ns0:s ns0:c="3"/>5. **Iterer** - Første forsøk er sjelden perfekt<ns0:line-break/><ns0:s ns0:c="3"/>6. **Eksperimenter** - Test ulike tilnærminger<ns0:line-break/><ns0:s ns0:c="3"/>7. **Vær tålmodig** - God prompting er en ferdighet som utvikles over tid</ns0:p>
        <text:p text:style-name="rststyle-textbody">Unknown directive type "uio-exercise".</text:p>
        <ns0:p ns0:style-name="rststyle-codeblock">.. uio-exercise::<ns0:line-break/><ns0:line-break/><ns0:s ns0:c="3"/>**Oppgave: Skriv din egen prompt**<ns0:line-break/><ns0:line-break/><ns0:s ns0:c="3"/>Tenk på en faktisk oppgave du har i ditt arbeid denne uken. Skriv en god prompt for å få hjelp med denne oppgaven.<ns0:line-break/><ns0:line-break/><ns0:s ns0:c="3"/>Sjekk at du har inkludert:<ns0:line-break/><ns0:s ns0:c="3"/>- [ ] Spesifikk beskrivelse av hva du vil ha<ns0:line-break/><ns0:s ns0:c="3"/>- [ ] Kontekst (hvem er målgruppen, hva er formålet)<ns0:line-break/><ns0:s ns0:c="3"/>- [ ] Ønsket format eller struktur<ns0:line-break/><ns0:s ns0:c="3"/>- [ ] Tone eller stil<ns0:line-break/><ns0:s ns0:c="3"/>- [ ] Eventuelle begrensninger (lengde, kompleksitetsnivå, osv.)<ns0:line-break/><ns0:line-break/><ns0:s ns0:c="3"/>Prøv prompten i et KI-verktøy og iterer til du er fornøyd!</ns0:p>
        <text:p text:style-name="rststyle-textbody">Unknown directive type "uio-note".</text:p>
        <ns0:p ns0:style-name="rststyle-codeblock">.. uio-note::<ns0:line-break/><ns0:line-break/><ns0:s ns0:c="3"/>**Gratulerer!** Du har nå fullført hoveddelen av KI-introduksjonskurset. I siste episode oppsummerer vi det viktigste og gir tips til videre læring.<ns0:line-break/></ns0:p>
      </text:section>
      <text:p text:style-name="rststyle-horizontalline"/>
      <text:section text:name="Section49" text:style-name="Sect1">
        <text:h text:outline-level="1" text:style-name="rststyle-heading1">Episode 6: Oppsummering og veien videre</text:h>
        <text:p text:style-name="rststyle-textbody">I denne siste episoden oppsummerer vi det viktigste fra kurset, diskuterer etiske betraktninger, og gir deg tips for videre læring.</text:p>
        <text:section text:name="Section50" text:style-name="Sect2">
          <text:h text:outline-level="2" text:style-name="rststyle-heading2">Temaer som dekkes</text:h>
          <text:list text:style-name="rststyle-bulletlist">
            <text:list-item>
              <text:p text:style-name="rststyle-bulletitem">Oppsummering av kursets hovedpunkter</text:p>
            </text:list-item>
            <text:list-item>
              <text:p text:style-name="rststyle-bulletitem">Etiske betraktninger og AI-kompetanse</text:p>
            </text:list-item>
            <text:list-item>
              <text:p text:style-name="rststyle-bulletitem">Vanlige spørsmål og misforståelser</text:p>
            </text:list-item>
            <text:list-item>
              <text:p text:style-name="rststyle-bulletitem">Ressurser for videre læring</text:p>
            </text:list-item>
            <text:list-item>
              <text:p text:style-name="rststyle-bulletitem">Neste steg i din KI-reise</text:p>
            </text:list-item>
          </text:list>
        </text:section>
        <text:section text:name="Section51" text:style-name="Sect2">
          <text:h text:outline-level="2" text:style-name="rststyle-heading2">Læringsmål</text:h>
          <text:p text:style-name="rststyle-textbody">Etter denne episoden vil du kunne:</text:p>
          <text:list text:style-name="rststyle-bulletlist">
            <text:list-item>
              <text:p text:style-name="rststyle-bulletitem">Oppsummere kjernekonspetene fra kurset</text:p>
            </text:list-item>
            <text:list-item>
              <text:p text:style-name="rststyle-bulletitem">Forstå etiske aspekter ved bruk av KI</text:p>
            </text:list-item>
            <text:list-item>
              <text:p text:style-name="rststyle-bulletitem">Vite hvor du kan lære mer</text:p>
            </text:list-item>
            <text:list-item>
              <text:p text:style-name="rststyle-bulletitem">Ha en plan for hvordan du skal bruke KI i ditt arbeid</text:p>
            </text:list-item>
          </text:list>
          <text:p text:style-name="rststyle-textbody"><text:span text:style-name="rststyle-strong">Estimert tid:</text:span> 5 minutter</text:p>
        </text:section>
      </text:section>
      <text:section text:name="Section52" text:style-name="Sect1">
        <text:h text:outline-level="1" text:style-name="rststyle-heading1">Oppsummering av kurset</text:h>
        <text:p text:style-name="rststyle-textbody">La oss oppsummere det viktigste du har lært:</text:p>
        <text:p text:style-name="rststyle-textbody">Unknown directive type "canvas-tabs".</text:p>
        <ns0:p ns0:style-name="rststyle-codeblock">.. canvas-tabs::<ns0:line-break/><ns0:line-break/><ns0:s ns0:c="3"/>.. canvas-tab:: Hva er generativ KI?<ns0:line-break/><ns0:line-break/><ns0:s ns0:c="6"/>**Viktige punkter:**<ns0:line-break/><ns0:line-break/><ns0:s ns0:c="6"/>* Generativ KI skaper nytt innhold (tekst, bilder, lyd)<ns0:line-break/><ns0:s ns0:c="6"/>* Store språkmodeller (LLM) er spesialisert på tekst<ns0:line-break/><ns0:s ns0:c="6"/>* Eksempler: ChatGPT, Claude, Copilot, Gemini<ns0:line-break/><ns0:s ns0:c="6"/>* KI-verktøy kan hjelpe med skriving, oppsummering, oversettelse, idémyldring<ns0:line-break/><ns0:line-break/><ns0:s ns0:c="6"/>**Husk:**<ns0:line-break/><ns0:line-break/><ns0:s ns0:c="6"/>Generativ KI er et verktøy, ikke en erstatning for menneskelig tenkning og ekspertise.<ns0:line-break/><ns0:line-break/><ns0:s ns0:c="3"/>.. canvas-tab:: Hvordan fungerer det?<ns0:line-break/><ns0:line-break/><ns0:s ns0:c="6"/>**Viktige punkter:**<ns0:line-break/><ns0:line-break/><ns0:s ns0:c="6"/>* LLM-er er IKKE kunnskapsbaser - de genererer tekst basert på statistiske mønstre<ns0:line-break/><ns0:s ns0:c="6"/>* De konstruerer svar ord for ord basert på hva som er sannsynlig<ns0:line-break/><ns0:s ns0:c="6"/>* "Hallusinering" = KI-en finner på troverdig-høresende, men feil informasjon<ns0:line-break/><ns0:s ns0:c="6"/>* Litt tilfeldighet er innebygd - samme spørsmål kan gi ulike svar<ns0:line-break/><ns0:line-break/><ns0:s ns0:c="6"/>**Husk:**<ns0:line-break/><ns0:line-break/><ns0:s ns0:c="6"/>Forstå begrensningene - da kan du bruke KI smartere.<ns0:line-break/><ns0:line-break/><ns0:s ns0:c="3"/>.. canvas-tab:: Når kan du stole på det?<ns0:line-break/><ns0:line-break/><ns0:s ns0:c="6"/>**Viktige punkter:**<ns0:line-break/><ns0:line-break/><ns0:s ns0:c="6"/>* **Verifiser alltid** viktig informasjon - spesielt fakta, tall, referanser<ns0:line-break/><ns0:s ns0:c="6"/>* **Høy risiko:** Lover, kontaktinfo, tekniske detaljer - MÅ sjekkes<ns0:line-break/><ns0:s ns0:c="6"/>* **Medium risiko:** Prosedyrer, historikk - BØR sjekkes<ns0:line-break/><ns0:s ns0:c="6"/>* **Lav risiko:** Brainstorming, formulering, utkast - tryggere å bruke<ns0:line-break/><ns0:s ns0:c="6"/>* **Personvern:** Aldri del sensitiv info med offentlige KI-verktøy<ns0:line-break/><ns0:line-break/><ns0:s ns0:c="6"/>**Husk:**<ns0:line-break/><ns0:line-break/><ns0:s ns0:c="6"/>Du er ansvarlig for det du publiserer, ikke KI-en.<ns0:line-break/><ns0:line-break/><ns0:s ns0:c="3"/>.. canvas-tab:: UiOs tjenester<ns0:line-break/><ns0:line-break/><ns0:s ns0:c="6"/>**Viktige punkter:**<ns0:line-break/><ns0:line-break/><ns0:s ns0:c="6"/>* UiO tilbyr KI-tjenester med bedre personverngarantier<ns0:line-break/><ns0:s ns0:c="6"/>* Sjekk https://www.uio.no/tjenester/it/ki/ for oppdatert info<ns0:line-break/><ns0:s ns0:c="6"/>* Institusjonelle versjoner: Databehandleravtaler, ingen bruk til trening<ns0:line-break/><ns0:s ns0:c="6"/>* Følg UiOs retningslinjer for bruk av KI<ns0:line-break/><ns0:line-break/><ns0:s ns0:c="6"/>**Husk:**<ns0:line-break/><ns0:line-break/><ns0:s ns0:c="6"/>Bruk godkjente verktøy når du håndterer data relatert til UiO.<ns0:line-break/><ns0:line-break/><ns0:s ns0:c="3"/>.. canvas-tab:: God prompting<ns0:line-break/><ns0:line-break/><ns0:s ns0:c="6"/>**Viktige punkter:**<ns0:line-break/><ns0:line-break/><ns0:s ns0:c="6"/>* Vær spesifikk og gi kontekst<ns0:line-break/><ns0:s ns0:c="6"/>* Spesifiser format og struktur<ns0:line-break/><ns0:s ns0:c="6"/>* Iterer - første forsøk er sjelden perfekt<ns0:line-break/><ns0:s ns0:c="6"/>* Bruk teknikker: rollespill, eksempler, steg-for-steg<ns0:line-break/><ns0:line-break/><ns0:s ns0:c="6"/>**Husk:**<ns0:line-break/><ns0:line-break/><ns0:s ns0:c="6"/>God prompting er en ferdighet som læres gjennom praksis.<ns0:line-break/><ns0:line-break/><ns0:line-break/></ns0:p>
      </text:section>
      <text:section text:name="Section53" text:style-name="Sect1">
        <text:h text:outline-level="1" text:style-name="rststyle-heading1">Etiske betraktninger og AI-kompetanse</text:h>
        <text:p text:style-name="rststyle-textbody">Når du bruker KI, er det viktig å tenke på de etiske aspektene.</text:p>
        <text:p text:style-name="rststyle-textbody">Unknown directive type "canvas-tabs".</text:p>
        <ns0:p ns0:style-name="rststyle-codeblock">.. canvas-tabs::<ns0:line-break/><ns0:line-break/><ns0:s ns0:c="3"/>.. canvas-tab:: Ansvar og åpenhet<ns0:line-break/><ns0:line-break/><ns0:s ns0:c="6"/>**Etiske prinsipper:**<ns0:line-break/><ns0:line-break/><ns0:s ns0:c="6"/>* **Ansvar:** Du er ansvarlig for det output du bruker<ns0:line-break/><ns0:s ns0:c="6"/>* **Åpenhet:** Vurder å være transparent om KI-bruk når relevant<ns0:line-break/><ns0:s ns0:c="6"/>* **Ærlighet:** Ikke presenter KI-generert arbeid som utelukkende ditt eget uten kvalitetssikring<ns0:line-break/><ns0:s ns0:c="6"/>* **Integritet:** Bruk KI som et verktøy, ikke for å jukse eller omgå arbeid<ns0:line-break/><ns0:line-break/><ns0:s ns0:c="6"/>**Eksempel:**<ns0:line-break/><ns0:line-break/><ns0:s ns0:c="6"/>Hvis du bruker KI til å skrive en rapport, kan du nevne: "Dette dokumentet er utarbeidet med assistanse fra KI-verktøy, men alle fakta er verifisert."<ns0:line-break/><ns0:line-break/><ns0:s ns0:c="3"/>.. canvas-tab:: Miljøpåvirkning<ns0:line-break/><ns0:line-break/><ns0:s ns0:c="6"/>**Husk:**<ns0:line-break/><ns0:line-break/><ns0:s ns0:c="6"/>* Trening og bruk av store KI-modeller krever mye energi<ns0:line-break/><ns0:s ns0:c="6"/>* Data senter og prosessorkraft har miljøkostnader<ns0:line-break/><ns0:s ns0:c="6"/>* Vær bevisst - bruk KI når det gir reell verdi, ikke bare fordi du kan<ns0:line-break/><ns0:line-break/><ns0:s ns0:c="6"/>**Praktisk:**<ns0:line-break/><ns0:line-break/><ns0:s ns0:c="6"/>* Bruk KI til oppgaver der det faktisk sparer tid eller gir bedre resultat<ns0:line-break/><ns0:s ns0:c="6"/>* Ikke kjør samme prompt 50 ganger for moro skyld<ns0:line-break/><ns0:line-break/><ns0:s ns0:c="3"/>.. canvas-tab:: Bias og diskriminering<ns0:line-break/><ns0:line-break/><ns0:s ns0:c="6"/>**Vær oppmerksom på:**<ns0:line-break/><ns0:line-break/><ns0:s ns0:c="6"/>* KI-modeller lærer fra internett, som inneholder bias og fordommer<ns0:line-break/><ns0:s ns0:c="6"/>* KI kan reprodusere stereotyper om kjønn, etnisitet, alder, osv.<ns0:line-break/><ns0:s ns0:c="6"/>* Vær kritisk hvis du merker diskriminerende output<ns0:line-break/><ns0:line-break/><ns0:s ns0:c="6"/>**Eksempel:**<ns0:line-break/><ns0:line-break/><ns0:s ns0:c="6"/>Hvis KI-en konsekvent assosierer visse roller med ett kjønn, vær obs og korriger det.<ns0:line-break/><ns0:line-break/><ns0:s ns0:c="3"/>.. canvas-tab:: Menneskelig kompetanse<ns0:line-break/><ns0:line-break/><ns0:s ns0:c="6"/>**Balanse:**<ns0:line-break/><ns0:line-break/><ns0:s ns0:c="6"/>* Bruk KI til å **supplere** din kompetanse, ikke erstatte den<ns0:line-break/><ns0:s ns0:c="6"/>* Behold og utvikle egne ferdigheter<ns0:line-break/><ns0:s ns0:c="6"/>* Kritisk tenkning er viktigere enn noensinne<ns0:line-break/><ns0:s ns0:c="6"/>* Faglig skjønn kan ikke erstattes av KI<ns0:line-break/><ns0:line-break/><ns0:s ns0:c="6"/>**Advarsel:**<ns0:line-break/><ns0:line-break/><ns0:s ns0:c="6"/>Ikke bli så avhengig av KI at du mister evnen til å tenke, skrive og analysere selv.<ns0:line-break/><ns0:line-break/><ns0:line-break/></ns0:p>
      </text:section>
      <text:section text:name="Section54" text:style-name="Sect1">
        <text:h text:outline-level="1" text:style-name="rststyle-heading1">Vanlige spørsmål og misforståelser</text:h>
        <text:p text:style-name="rststyle-textbody">Unknown directive type "canvas-tabs".</text:p>
        <ns0:p ns0:style-name="rststyle-codeblock">.. canvas-tabs::<ns0:line-break/><ns0:line-break/><ns0:s ns0:c="3"/>.. canvas-tab:: "KI kommer til å ta jobben min"<ns0:line-break/><ns0:line-break/><ns0:s ns0:c="6"/>**Fakta:**<ns0:line-break/><ns0:line-break/><ns0:s ns0:c="6"/>* KI vil endre mange jobber, men ikke nødvendigvis eliminere dem<ns0:line-break/><ns0:s ns0:c="6"/>* De som bruker KI effektivt vil ha et konkurransefortrinn<ns0:line-break/><ns0:s ns0:c="6"/>* Administrative jobber vil trolig innebære mer KI-assistert arbeid<ns0:line-break/><ns0:line-break/><ns0:s ns0:c="6"/>**Realitet:**<ns0:line-break/><ns0:line-break/><ns0:s ns0:c="6"/>Det er mer sannsynlig at **personer som kan bruke KI** erstatter personer som ikke kan, enn at KI i seg selv erstatter personer.<ns0:line-break/><ns0:line-break/><ns0:s ns0:c="6"/>**Konklusjon:**<ns0:line-break/><ns0:line-break/><ns0:s ns0:c="6"/>Lær å bruke KI - det er en ferdighet som blir stadig viktigere.<ns0:line-break/><ns0:line-break/><ns0:s ns0:c="3"/>.. canvas-tab:: "KI vet alt"<ns0:line-break/><ns0:line-break/><ns0:s ns0:c="6"/>**Misforståelse:**<ns0:line-break/><ns0:line-break/><ns0:s ns0:c="6"/>Mange tror at fordi KI svarer raskt og selvsikkert, må det være riktig.<ns0:line-break/><ns0:line-break/><ns0:s ns0:c="6"/>**Realitet:**<ns0:line-break/><ns0:line-break/><ns0:s ns0:c="6"/>* KI "vet" ingenting - den genererer tekst basert på mønstre<ns0:line-break/><ns0:s ns0:c="6"/>* KI hallusinerer ofte fakta med stor selvtillit<ns0:line-break/><ns0:s ns0:c="6"/>* KI har ikke tilgang til oppdatert info (med mindre det er bygget inn)<ns0:line-break/><ns0:line-break/><ns0:s ns0:c="6"/>**Konklusjon:**<ns0:line-break/><ns0:line-break/><ns0:s ns0:c="6"/>Behandle KI-svar som forslag fra en ukjent kilde - verifiser alltid.<ns0:line-break/><ns0:line-break/><ns0:s ns0:c="3"/>.. canvas-tab:: "Jeg må være teknisk for å bruke KI"<ns0:line-break/><ns0:line-break/><ns0:s ns0:c="6"/>**Misforståelse:**<ns0:line-break/><ns0:line-break/><ns0:s ns0:c="6"/>KI er bare for programmere og tech-folk.<ns0:line-break/><ns0:line-break/><ns0:s ns0:c="6"/>**Realitet:**<ns0:line-break/><ns0:line-break/><ns0:s ns0:c="6"/>* Moderne KI-verktøy er laget for alle<ns0:line-break/><ns0:s ns0:c="6"/>* Du trenger bare å kunne skrive - ingen koding nødvendig<ns0:line-break/><ns0:s ns0:c="6"/>* Administrativt personell kan ha stor nytte av KI<ns0:line-break/><ns0:line-break/><ns0:s ns0:c="6"/>**Konklusjon:**<ns0:line-break/><ns0:line-break/><ns0:s ns0:c="6"/>Alle kan lære å bruke KI - det handler om å stille gode spørsmål på vanlig språk.<ns0:line-break/><ns0:line-break/><ns0:s ns0:c="3"/>.. canvas-tab:: "KI gjør meg lat/mindre kompetent"<ns0:line-break/><ns0:line-break/><ns0:s ns0:c="6"/>**Misforståelse:**<ns0:line-break/><ns0:line-break/><ns0:s ns0:c="6"/>Å bruke KI er å jukse eller gjøre deg mindre dyktig.<ns0:line-break/><ns0:line-break/><ns0:s ns0:c="6"/>**Realitet:**<ns0:line-break/><ns0:line-break/><ns0:s ns0:c="6"/>* KI er et verktøy - som tekstbehandling eller kalkulator<ns0:line-break/><ns0:s ns0:c="6"/>* Brukt riktig, gjør KI deg **mer** produktiv<ns0:line-break/><ns0:s ns0:c="6"/>* Du lærer fortsatt - KI gir raskere feedback og forklaringer<ns0:line-break/><ns0:s ns0:c="6"/>* KI frigjør tid fra rutineoppgaver til mer verdifullt arbeid<ns0:line-break/><ns0:line-break/><ns0:s ns0:c="6"/>**Konklusjon:**<ns0:line-break/><ns0:line-break/><ns0:s ns0:c="6"/>KI er et verktøy for å jobbe smartere, ikke late seg.<ns0:line-break/><ns0:line-break/><ns0:line-break/></ns0:p>
      </text:section>
      <text:section text:name="Section55" text:style-name="Sect1">
        <text:h text:outline-level="1" text:style-name="rststyle-heading1">Ressurser for videre læring</text:h>
        <text:p text:style-name="rststyle-textbody">Unknown directive type "canvas-tabs".</text:p>
        <ns0:p ns0:style-name="rststyle-codeblock">.. canvas-tabs::<ns0:line-break/><ns0:line-break/><ns0:s ns0:c="3"/>.. canvas-tab:: UiO-ressurser<ns0:line-break/><ns0:line-break/><ns0:s ns0:c="6"/>**Offisielle ressurser:**<ns0:line-break/><ns0:line-break/><ns0:s ns0:c="6"/>* **KI-tjenester:** https://www.uio.no/tjenester/it/ki/<ns0:line-break/><ns0:s ns0:c="6"/>* **IT-hjelp:** https://hjelp.uio.no<ns0:line-break/><ns0:s ns0:c="6"/>* **Kurs:** Sjekk kurskatalogen for KI-relaterte kurs<ns0:line-break/><ns0:s ns0:c="6"/>* **Nettverk:** Finn KI-interesserte kolleger på din enhet<ns0:line-break/><ns0:line-break/><ns0:s ns0:c="6"/>**Tips:**<ns0:line-break/><ns0:line-break/><ns0:s ns0:c="6"/>Meld deg på nyhetsbrev eller følg med på interne kanaler for oppdateringer.<ns0:line-break/><ns0:line-break/><ns0:s ns0:c="3"/>.. canvas-tab:: Eksterne ressurser (gratis)<ns0:line-break/><ns0:line-break/><ns0:s ns0:c="6"/>**Nettkurs:**<ns0:line-break/><ns0:line-break/><ns0:s ns0:c="6"/>* **OpenAI's tutorials** - Om ChatGPT og prompting<ns0:line-break/><ns0:s ns0:c="6"/>* **Google's AI courses** - Gratis introduksjonskurs<ns0:line-break/><ns0:s ns0:c="6"/>* **Coursera/edX** - Mange gratis KI-kurs (audit mode)<ns0:line-break/><ns0:line-break/><ns0:s ns0:c="6"/>**Nettsteder:**<ns0:line-break/><ns0:line-break/><ns0:s ns0:c="6"/>* **Learn Prompting** (learnprompting.org) - Guide til prompt engineering<ns0:line-break/><ns0:s ns0:c="6"/>* **Prompt Engineering Guide** - Omfattende ressurs<ns0:line-break/><ns0:line-break/><ns0:s ns0:c="6"/>**YouTube:**<ns0:line-break/><ns0:line-break/><ns0:s ns0:c="6"/>* Mange gode tutorials på norsk og engelsk om praktisk KI-bruk<ns0:line-break/><ns0:line-break/><ns0:s ns0:c="3"/>.. canvas-tab:: Prøv selv<ns0:line-break/><ns0:line-break/><ns0:s ns0:c="6"/>**Beste måten å lære:**<ns0:line-break/><ns0:line-break/><ns0:s ns0:c="6"/>1. **Eksperimenter** med KI-verktøy på ikke-sensitive oppgaver<ns0:line-break/><ns0:s ns0:c="6"/>2. **Lag en "prompt-bibliotek"** med dine beste prompts<ns0:line-break/><ns0:s ns0:c="6"/>3. **Del erfaringer** med kolleger<ns0:line-break/><ns0:s ns0:c="6"/>4. **Start smått** - en oppgave om dagen<ns0:line-break/><ns0:s ns0:c="6"/>5. **Reflekter** over hva som fungerer og ikke fungerer<ns0:line-break/><ns0:line-break/><ns0:s ns0:c="6"/>**Forslag til første prosjekter:**<ns0:line-break/><ns0:line-break/><ns0:s ns0:c="6"/>* Forbedre en e-post du har skrevet<ns0:line-break/><ns0:s ns0:c="6"/>* Oppsummere en lang artikkel<ns0:line-break/><ns0:s ns0:c="6"/>* Brainstorme ideer til et arrangement<ns0:line-break/><ns0:s ns0:c="6"/>* Lage en sjekkliste for en kommende oppgave<ns0:line-break/><ns0:line-break/><ns0:s ns0:c="3"/>.. canvas-tab:: Fagfellesskap<ns0:line-break/><ns0:line-break/><ns0:s ns0:c="6"/>**Delta i fellesskap:**<ns0:line-break/><ns0:line-break/><ns0:s ns0:c="6"/>* Faggrupper ved UiO som diskuterer KI<ns0:line-break/><ns0:s ns0:c="6"/>* LinkedIn-grupper om KI i administrativt arbeid<ns0:line-break/><ns0:s ns0:c="6"/>* Interne chat-kanaler eller forum ved UiO<ns0:line-break/><ns0:s ns0:c="6"/>* Lokale meetups om KI (sjekk meetup.com)<ns0:line-break/><ns0:line-break/><ns0:s ns0:c="6"/>**Hvorfor?**<ns0:line-break/><ns0:line-break/><ns0:s ns0:c="6"/>* Lær av andres erfaringer<ns0:line-break/><ns0:s ns0:c="6"/>* Få tips og triks<ns0:line-break/><ns0:s ns0:c="6"/>* Hold deg oppdatert på utviklingen<ns0:line-break/><ns0:s ns0:c="6"/>* Bygg kompetanse sammen med andre<ns0:line-break/><ns0:line-break/><ns0:line-break/></ns0:p>
      </text:section>
      <text:section text:name="Section56" text:style-name="Sect1">
        <text:h text:outline-level="1" text:style-name="rststyle-heading1">Neste steg i din KI-reise</text:h>
        <text:p text:style-name="rststyle-textbody">Unknown directive type "uio-note".</text:p>
        <ns0:p ns0:style-name="rststyle-codeblock">.. uio-note::<ns0:line-break/><ns0:line-break/><ns0:s ns0:c="3"/>**Din handlingsplan:**<ns0:line-break/><ns0:line-break/><ns0:s ns0:c="3"/>**De neste 7 dagene:**<ns0:line-break/><ns0:line-break/><ns0:s ns0:c="3"/>1. **Utforsk** UiOs KI-tjenester - søk tilgang hvis nødvendig<ns0:line-break/><ns0:s ns0:c="3"/>2. **Prøv** et KI-verktøy på én konkret arbeidsoppgave<ns0:line-break/><ns0:s ns0:c="3"/>3. **Reflekter** over hva som fungerte og hva du lærte<ns0:line-break/><ns0:line-break/><ns0:s ns0:c="3"/>**Den neste måneden:**<ns0:line-break/><ns0:line-break/><ns0:s ns0:c="3"/>1. **Lag** en samling av prompts som fungerer for dine oppgaver<ns0:line-break/><ns0:s ns0:c="3"/>2. **Del** erfaringer med minimum én kollega<ns0:line-break/><ns0:s ns0:c="3"/>3. **Identifiser** 3 arbeidsoppgaver der KI kan spare deg tid<ns0:line-break/><ns0:line-break/><ns0:s ns0:c="3"/>**De neste 3 månedene:**<ns0:line-break/><ns0:line-break/><ns0:s ns0:c="3"/>1. **Integrer** KI i din daglige arbeidsflyt der det gir verdi<ns0:line-break/><ns0:s ns0:c="3"/>2. **Ta** et viderekommende kurs eller workshop<ns0:line-break/><ns0:s ns0:c="3"/>3. **Vurder** om det er områder der teamet ditt kan bruke KI mer effektivt<ns0:line-break/><ns0:line-break/><ns0:s ns0:c="3"/>**Langsiktig:**<ns0:line-break/><ns0:line-break/><ns0:s ns0:c="3"/>1. **Hold deg oppdatert** - feltet utvikler seg raskt<ns0:line-break/><ns0:s ns0:c="3"/>2. **Vær nysgjerrig** - test nye verktøy og teknikker<ns0:line-break/><ns0:s ns0:c="3"/>3. **Del kunnskap** - hjelp kolleger med å komme i gang<ns0:line-break/><ns0:line-break/><ns0:line-break/></ns0:p>
      </text:section>
      <text:section text:name="Section57" text:style-name="Sect1">
        <text:h text:outline-level="1" text:style-name="rststyle-heading1">Viktige prinsipper å huske</text:h>
        <text:p text:style-name="rststyle-admon-important-hdr">Important!</text:p>
        <text:p text:style-name="rststyle-admon-important-body"><text:span text:style-name="rststyle-strong">De 7 gylne reglene:</text:span></text:p>
        <text:list text:style-name="rststyle-enumlist-arabic">
          <text:list-item>
            <text:p text:style-name="rststyle-enumitem"><text:span text:style-name="rststyle-strong">Verifiser fakta</text:span> - Aldri stol blindt på KI-output</text:p>
          </text:list-item>
          <text:list-item>
            <text:p text:style-name="rststyle-enumitem"><text:span text:style-name="rststyle-strong">Beskytt personvern</text:span> - Aldri del sensitiv informasjon</text:p>
          </text:list-item>
          <text:list-item>
            <text:p text:style-name="rststyle-enumitem"><text:span text:style-name="rststyle-strong">Du er ansvarlig</text:span> - KI er verktøyet, du er sjefen</text:p>
          </text:list-item>
          <text:list-item>
            <text:p text:style-name="rststyle-enumitem"><text:span text:style-name="rststyle-strong">Start enkelt</text:span> - Bygg kompetanse gradvis</text:p>
          </text:list-item>
          <text:list-item>
            <text:p text:style-name="rststyle-enumitem"><text:span text:style-name="rststyle-strong">Vær kritisk</text:span> - Bruk sunn fornuft og faglig skjønn</text:p>
          </text:list-item>
          <text:list-item>
            <text:p text:style-name="rststyle-enumitem"><text:span text:style-name="rststyle-strong">Eksperimenter</text:span> - Lær ved å gjøre</text:p>
          </text:list-item>
          <text:list-item>
            <text:p text:style-name="rststyle-enumitem"><text:span text:style-name="rststyle-strong">Del kunnskap</text:span> - Hjelp andre å lære</text:p>
          </text:list-item>
        </text:list>
      </text:section>
      <text:section text:name="Section58" text:style-name="Sect1">
        <text:h text:outline-level="1" text:style-name="rststyle-heading1">Avslutning</text:h>
        <text:p text:style-name="rststyle-textbody">Unknown directive type "uio-note".</text:p>
        <ns0:p ns0:style-name="rststyle-codeblock">.. uio-note::<ns0:line-break/><ns0:line-break/><ns0:s ns0:c="3"/>**Gratulerer!**<ns0:line-break/><ns0:line-break/><ns0:s ns0:c="3"/>Du har nå fullført introduksjonskurset i KI for administrativt ansatte ved UiO.<ns0:line-break/><ns0:line-break/><ns0:s ns0:c="3"/>Du har lært:<ns0:line-break/><ns0:line-break/><ns0:s ns0:c="3"/>* ✓ Hva generativ KI er og hvordan det fungerer<ns0:line-break/><ns0:s ns0:c="3"/>* ✓ Begrensninger og hvordan kvalitetssikre output<ns0:line-break/><ns0:s ns0:c="3"/>* ✓ Personvern og sikkerhetshensyn<ns0:line-break/><ns0:s ns0:c="3"/>* ✓ Hvordan få tilgang til UiOs KI-tjenester<ns0:line-break/><ns0:s ns0:c="3"/>* ✓ Prompt engineering og beste praksis<ns0:line-break/><ns0:line-break/><ns0:s ns0:c="3"/>**Nå er det opp til deg:**<ns0:line-break/><ns0:line-break/><ns0:s ns0:c="3"/>* Bruk kunnskapen du har fått<ns0:line-break/><ns0:s ns0:c="3"/>* Eksperimenter i en trygg kontekst<ns0:line-break/><ns0:s ns0:c="3"/>* Vær kritisk og ansvarlig<ns0:line-break/><ns0:s ns0:c="3"/>* Fortsett å lære<ns0:line-break/><ns0:line-break/><ns0:s ns0:c="3"/>**Husk:** KI er et kraftig verktøy, men det er din kompetanse, dømmekraft og ansvar som gjør forskjellen.<ns0:line-break/><ns0:line-break/><ns0:s ns0:c="3"/>Lykke til på din KI-reise!</ns0:p>
        <text:p text:style-name="rststyle-textbody">Unknown directive type "uio-reflect".</text:p>
        <ns0:p ns0:style-name="rststyle-codeblock">.. uio-reflect::<ns0:line-break/><ns0:line-break/><ns0:s ns0:c="3"/>**Refleksjonsoppgave: Din KI-plan**<ns0:line-break/><ns0:line-break/><ns0:s ns0:c="3"/>Ta deg noen minutter til å svare på følgende:<ns0:line-break/><ns0:line-break/><ns0:s ns0:c="3"/>1. **Hva er det viktigste du har lært fra dette kurset?**<ns0:line-break/><ns0:line-break/><ns0:s ns0:c="3"/>2. **Hvilken én konkret oppgave vil du prøve KI på denne uken?**<ns0:line-break/><ns0:line-break/><ns0:s ns0:c="3"/>3. **Hva er dine største bekymringer eller spørsmål om KI?**<ns0:line-break/><ns0:line-break/><ns0:s ns0:c="3"/>4. **Hvem kan du dele denne kunnskapen med?**<ns0:line-break/><ns0:line-break/><ns0:s ns0:c="3"/>5. **Hva er ditt neste steg for å lære mer om KI?**<ns0:line-break/><ns0:line-break/><ns0:s ns0:c="3"/>Skriv ned svarene - det vil hjelpe deg å komme i gang!</ns0:p>
        <text:p text:style-name="rststyle-textbody">Unknown directive type "uio-note".</text:p>
        <ns0:p ns0:style-name="rststyle-codeblock">.. uio-note::<ns0:line-break/><ns0:line-break/><ns0:s ns0:c="3"/>**Tilbakemelding?**<ns0:line-break/><ns0:line-break/><ns0:s ns0:c="3"/>Har du tilbakemelding på kurset eller spørsmål om KI ved UiO?<ns0:line-break/><ns0:s ns0:c="3"/>Kontakt IT-avdelingen eller kursets ansvarlige.<ns0:line-break/><ns0:line-break/><ns0:s ns0:c="3"/>**Fortsett læringen:**<ns0:line-break/><ns0:line-break/><ns0:s ns0:c="3"/>Teknologien utvikler seg raskt. Hold deg oppdatert via:<ns0:line-break/><ns0:line-break/><ns0:s ns0:c="3"/>* UiOs nettsider om KI<ns0:line-break/><ns0:s ns0:c="3"/>* Nyhetsbrev fra IT-avdelingen<ns0:line-break/><ns0:s ns0:c="3"/>* Kurs og workshops ved UiO<ns0:line-break/><ns0:s ns0:c="3"/>* Fagnettverk og kollegaer<ns0:line-break/><ns0:line-break/><ns0:s ns0:c="3"/>**Takk for at du deltok!**<ns0:line-break/><ns0:line-break/></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maikenp</meta:initial-creator>
    <meta:creation-date>2026-02-03T16:03:48</meta:creation-date>
    <dc:creator>maikenp</dc:creator>
    <dc:date>2026-02-03T16:03:48</dc:date>
    <dc:language>en-US</dc:language>
    <meta:editing-cycles>1</meta:editing-cycles>
    <meta:editing-duration>PT00M01S</meta:editing-duration>
    <dc:title>Grunnkurs i generativ KI</dc:title>
  </office:meta>
</office:document-meta>
</file>